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7.0208in" fo:margin-left="-0.0979in" table:align="left" fo:keep-with-next="always" style:may-break-between-rows="false"/>
    </style:style>
    <style:style style:name="Table7.A" style:family="table-column">
      <style:table-column-properties style:column-width="3.466in"/>
    </style:style>
    <style:style style:name="Table7.B" style:family="table-column">
      <style:table-column-properties style:column-width="0.034in"/>
    </style:style>
    <style:style style:name="Table7.C" style:family="table-column">
      <style:table-column-properties style:column-width="3.5208in"/>
    </style:style>
    <style:style style:name="Table7.1" style:family="table-row">
      <style:table-row-properties fo:keep-together="always"/>
    </style:style>
    <style:style style:name="Table7.A1" style:family="table-cell">
      <style:table-cell-properties fo:padding="0in" fo:border="none"/>
    </style:style>
    <style:style style:name="P1" style:family="paragraph" style:parent-style-name="Standard">
      <style:text-properties officeooo:rsid="0017e637" officeooo:paragraph-rsid="001dcf76"/>
    </style:style>
    <style:style style:name="P2" style:family="paragraph" style:parent-style-name="Standard">
      <style:text-properties officeooo:rsid="0017e637" officeooo:paragraph-rsid="001df867"/>
    </style:style>
    <style:style style:name="P3" style:family="paragraph" style:parent-style-name="Standard">
      <style:text-properties fo:language="el" fo:country="GR" officeooo:rsid="001eb794" officeooo:paragraph-rsid="001dcf76"/>
    </style:style>
    <style:style style:name="P4" style:family="paragraph" style:parent-style-name="Standard">
      <style:text-properties officeooo:paragraph-rsid="001df867"/>
    </style:style>
    <style:style style:name="P5" style:family="paragraph" style:parent-style-name="Standard">
      <style:text-properties fo:color="#c9211e" loext:opacity="100%" fo:font-weight="bold" officeooo:rsid="0017e637" officeooo:paragraph-rsid="001f4c52" style:font-weight-asian="bold" style:font-weight-complex="bold"/>
    </style:style>
    <style:style style:name="P6" style:family="paragraph" style:parent-style-name="Standard">
      <style:text-properties fo:color="#c9211e" loext:opacity="100%" fo:font-weight="bold" officeooo:rsid="0017e637" officeooo:paragraph-rsid="001dcf76" style:font-weight-asian="bold" style:font-weight-complex="bold"/>
    </style:style>
    <style:style style:name="P7" style:family="paragraph" style:parent-style-name="Standard">
      <style:text-properties fo:color="#c9211e" loext:opacity="100%" fo:font-weight="bold" officeooo:rsid="0017e637" officeooo:paragraph-rsid="002a7dbe" style:font-weight-asian="bold" style:font-weight-complex="bold"/>
    </style:style>
    <style:style style:name="P8" style:family="paragraph" style:parent-style-name="Standard">
      <style:text-properties fo:color="#c9211e" loext:opacity="100%" fo:font-weight="bold" officeooo:rsid="0017e637" officeooo:paragraph-rsid="0028c6d2" style:font-weight-asian="bold" style:font-weight-complex="bold"/>
    </style:style>
    <style:style style:name="P9" style:family="paragraph" style:parent-style-name="Standard">
      <style:text-properties fo:color="#c9211e" loext:opacity="100%" fo:font-weight="bold" officeooo:rsid="0024bdb0" officeooo:paragraph-rsid="0024bdb0" style:font-weight-asian="bold" style:font-weight-complex="bold"/>
    </style:style>
    <style:style style:name="P10" style:family="paragraph" style:parent-style-name="Standard">
      <style:text-properties fo:color="#c9211e" loext:opacity="100%" fo:font-weight="bold" officeooo:rsid="00219a1b" officeooo:paragraph-rsid="00218a4b" style:font-weight-asian="bold" style:font-weight-complex="bold"/>
    </style:style>
    <style:style style:name="P11" style:family="paragraph" style:parent-style-name="Standard">
      <style:text-properties fo:color="#c9211e" loext:opacity="100%" fo:font-weight="bold" officeooo:rsid="0028c6d2" officeooo:paragraph-rsid="002a7dbe" style:font-weight-asian="bold" style:font-weight-complex="bold"/>
    </style:style>
    <style:style style:name="P12" style:family="paragraph" style:parent-style-name="Standard">
      <style:text-properties fo:color="#c9211e" loext:opacity="100%" fo:font-weight="bold" officeooo:rsid="002a7dbe" officeooo:paragraph-rsid="002a7dbe" style:font-weight-asian="bold" style:font-weight-complex="bold"/>
    </style:style>
    <style:style style:name="P13" style:family="paragraph" style:parent-style-name="Standard">
      <style:text-properties fo:color="#c9211e" loext:opacity="100%" fo:font-weight="bold" officeooo:rsid="0025f20e" officeooo:paragraph-rsid="001dcf76" style:font-weight-asian="bold" style:font-weight-complex="bold"/>
    </style:style>
    <style:style style:name="P14" style:family="paragraph" style:parent-style-name="Standard">
      <style:text-properties fo:color="#c9211e" loext:opacity="100%" fo:font-weight="bold" officeooo:rsid="002f8e07" officeooo:paragraph-rsid="001dcf76" style:font-weight-asian="bold" style:font-weight-complex="bold"/>
    </style:style>
    <style:style style:name="P15" style:family="paragraph" style:parent-style-name="Standard">
      <style:text-properties fo:color="#c9211e" loext:opacity="100%" fo:language="en" fo:country="US" fo:font-weight="bold" officeooo:rsid="0025f20e" officeooo:paragraph-rsid="0025f20e" style:font-weight-asian="bold" style:font-weight-complex="bold"/>
    </style:style>
    <style:style style:name="P16" style:family="paragraph" style:parent-style-name="Standard">
      <style:text-properties officeooo:rsid="0025f20e" officeooo:paragraph-rsid="001dcf76"/>
    </style:style>
    <style:style style:name="P17" style:family="paragraph" style:parent-style-name="Standard">
      <style:paragraph-properties fo:margin-left="0in" fo:margin-right="0in" fo:margin-top="0in" fo:margin-bottom="0in" style:contextual-spacing="false" fo:text-indent="0in" style:auto-text-indent="false"/>
      <style:text-properties officeooo:paragraph-rsid="001dcf76"/>
    </style:style>
    <style:style style:name="P18"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1dcf76"/>
    </style:style>
    <style:style style:name="P19"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f4c52"/>
    </style:style>
    <style:style style:name="P20" style:family="paragraph" style:parent-style-name="Text_20_body">
      <style:paragraph-properties fo:margin-left="0in" fo:margin-right="0in" fo:margin-top="0in" fo:margin-bottom="0in" style:contextual-spacing="false" fo:text-indent="0in" style:auto-text-indent="false"/>
      <style:text-properties fo:language="el" fo:country="GR" officeooo:rsid="00190359" officeooo:paragraph-rsid="0028c6d2"/>
    </style:style>
    <style:style style:name="P21" style:family="paragraph" style:parent-style-name="Text_20_body">
      <style:paragraph-properties fo:margin-left="0in" fo:margin-right="0in" fo:margin-top="0in" fo:margin-bottom="0in" style:contextual-spacing="false" fo:text-indent="0in" style:auto-text-indent="false"/>
      <style:text-properties fo:language="el" fo:country="GR" officeooo:rsid="00190359" officeooo:paragraph-rsid="002a7dbe"/>
    </style:style>
    <style:style style:name="P22" style:family="paragraph" style:parent-style-name="Text_20_body">
      <style:paragraph-properties fo:margin-left="0in" fo:margin-right="0in" fo:margin-top="0in" fo:margin-bottom="0in" style:contextual-spacing="false" fo:text-indent="0in" style:auto-text-indent="false"/>
      <style:text-properties fo:language="el" fo:country="GR" officeooo:rsid="002f2127" officeooo:paragraph-rsid="002f2127"/>
    </style:style>
    <style:style style:name="P2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1dcf76"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style:contextual-spacing="false" fo:text-indent="0in" style:auto-text-indent="false"/>
      <style:text-properties officeooo:paragraph-rsid="001dcf76"/>
    </style:style>
    <style:style style:name="P25" style:family="paragraph" style:parent-style-name="Text_20_body">
      <style:paragraph-properties fo:margin-left="0in" fo:margin-right="0in" fo:margin-top="0in" fo:margin-bottom="0in" style:contextual-spacing="false" fo:text-indent="0in" style:auto-text-indent="false"/>
      <style:text-properties officeooo:paragraph-rsid="001df867"/>
    </style:style>
    <style:style style:name="P26" style:family="paragraph" style:parent-style-name="Text_20_body">
      <style:paragraph-properties fo:margin-left="0in" fo:margin-right="0in" fo:margin-top="0in" fo:margin-bottom="0in" style:contextual-spacing="false" fo:text-indent="0in" style:auto-text-indent="false"/>
      <style:text-properties officeooo:paragraph-rsid="0025f20e"/>
    </style:style>
    <style:style style:name="P27" style:family="paragraph" style:parent-style-name="Text_20_body">
      <style:paragraph-properties fo:margin-left="0in" fo:margin-right="0in" fo:margin-top="0in" fo:margin-bottom="0in" style:contextual-spacing="false" fo:text-indent="0in" style:auto-text-indent="false"/>
      <style:text-properties officeooo:paragraph-rsid="002a7dbe"/>
    </style:style>
    <style:style style:name="P28" style:family="paragraph" style:parent-style-name="Text_20_body">
      <style:paragraph-properties fo:margin-left="0in" fo:margin-right="0in" fo:margin-top="0in" fo:margin-bottom="0in" style:contextual-spacing="false" fo:text-indent="0in" style:auto-text-indent="false"/>
      <style:text-properties officeooo:paragraph-rsid="002f2127"/>
    </style:style>
    <style:style style:name="P29" style:family="paragraph" style:parent-style-name="Text_20_body">
      <style:text-properties officeooo:paragraph-rsid="001df867"/>
    </style:style>
    <style:style style:name="P30" style:family="paragraph" style:parent-style-name="Text_20_body">
      <style:text-properties officeooo:paragraph-rsid="0023250f"/>
    </style:style>
    <style:style style:name="P31" style:family="paragraph" style:parent-style-name="Text_20_body">
      <style:text-properties officeooo:paragraph-rsid="00239560"/>
    </style:style>
    <style:style style:name="P32" style:family="paragraph" style:parent-style-name="Text_20_body">
      <style:text-properties officeooo:paragraph-rsid="0026357d"/>
    </style:style>
    <style:style style:name="P33" style:family="paragraph" style:parent-style-name="Text_20_body">
      <style:text-properties officeooo:rsid="0026357d" officeooo:paragraph-rsid="0026357d"/>
    </style:style>
    <style:style style:name="P34" style:family="paragraph" style:parent-style-name="Text_20_body">
      <style:text-properties fo:color="#c9211e" loext:opacity="100%" fo:font-weight="bold" officeooo:paragraph-rsid="001df867" style:font-weight-asian="bold" style:font-weight-complex="bold"/>
    </style:style>
    <style:style style:name="P35" style:family="paragraph" style:parent-style-name="Text_20_body">
      <style:text-properties officeooo:paragraph-rsid="00315dd7"/>
    </style:style>
    <style:style style:name="P36" style:family="paragraph" style:parent-style-name="Standard">
      <style:text-properties fo:color="#c9211e" loext:opacity="100%" fo:font-weight="bold" officeooo:rsid="0017e637" officeooo:paragraph-rsid="001dcf76" style:font-weight-asian="bold" style:font-weight-complex="bold"/>
    </style:style>
    <style:style style:name="P37" style:family="paragraph" style:parent-style-name="Standard">
      <style:text-properties fo:color="#c9211e" loext:opacity="100%" fo:font-weight="bold" officeooo:rsid="0034ad75" officeooo:paragraph-rsid="0034ad75" style:font-weight-asian="bold" style:font-weight-complex="bold"/>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41fa1"/>
    </style:style>
    <style:style style:name="T25" style:family="text">
      <style:text-properties fo:language="el" fo:country="GR" officeooo:rsid="00654860"/>
    </style:style>
    <style:style style:name="T26" style:family="text">
      <style:text-properties fo:language="el" fo:country="GR" officeooo:rsid="0078eb6a"/>
    </style:style>
    <style:style style:name="T27" style:family="text">
      <style:text-properties fo:language="el" fo:country="GR" officeooo:rsid="00218a4b"/>
    </style:style>
    <style:style style:name="T28" style:family="text">
      <style:text-properties fo:language="el" fo:country="GR" officeooo:rsid="0025f20e"/>
    </style:style>
    <style:style style:name="T29" style:family="text">
      <style:text-properties officeooo:rsid="0020d176"/>
    </style:style>
    <style:style style:name="T30" style:family="text">
      <style:text-properties officeooo:rsid="00218a4b"/>
    </style:style>
    <style:style style:name="T31" style:family="text">
      <style:text-properties fo:language="en" fo:country="US" officeooo:rsid="00218a4b"/>
    </style:style>
    <style:style style:name="T32" style:family="text">
      <style:text-properties officeooo:rsid="00219a1b"/>
    </style:style>
    <style:style style:name="T33" style:family="text">
      <style:text-properties officeooo:rsid="00239560"/>
    </style:style>
    <style:style style:name="T34" style:family="text">
      <style:text-properties officeooo:rsid="0024bdb0"/>
    </style:style>
    <style:style style:name="T35" style:family="text">
      <style:text-properties officeooo:rsid="0026357d"/>
    </style:style>
    <style:style style:name="T36" style:family="text">
      <style:text-properties officeooo:rsid="0028c6d2"/>
    </style:style>
    <style:style style:name="T37" style:family="text">
      <style:text-properties officeooo:rsid="002a7dbe"/>
    </style:style>
    <style:style style:name="T38" style:family="text">
      <style:text-properties officeooo:rsid="002b4e39"/>
    </style:style>
    <style:style style:name="T39" style:family="text">
      <style:text-properties officeooo:rsid="002c039c"/>
    </style:style>
    <style:style style:name="T40" style:family="text">
      <style:text-properties officeooo:rsid="002f2127"/>
    </style:style>
    <style:style style:name="T41" style:family="text">
      <style:text-properties officeooo:rsid="003430cc"/>
    </style:style>
    <style:style style:name="T42" style:family="text">
      <style:text-properties officeooo:rsid="0034ad75"/>
    </style:style>
    <style:style style:name="T43" style:family="text">
      <style:text-properties officeooo:rsid="0035c395"/>
    </style:style>
    <style:style style:name="T44" style:family="text">
      <style:text-properties officeooo:rsid="00365fad"/>
    </style:style>
    <style:style style:name="T45" style:family="text">
      <style:text-properties officeooo:rsid="003767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9">ΒΙΒΛΟΣ Α</text:p>
              <text:p text:style-name="P19">ΠΕΡΙ ΤΟΥ ΠΑΙΔΟΣ ΤΟΥ ΕΠΙΒΙΟΝΤΟΣ</text:p>
            </table:table-cell>
            <table:table-cell table:style-name="Table7.A1" table:number-columns-spanned="2" office:value-type="string">
              <text:p text:style-name="P5">CHAPTER ONE</text:p>
              <text:p text:style-name="P5">THE BOY WHO LIVED </text:p>
            </table:table-cell>
            <table:covered-table-cell/>
          </table:table-row>
        </table:table-header-rows>
        <table:table-row table:style-name="Table7.1">
          <table:table-cell table:style-name="Table7.A1" office:value-type="string">
            <text:p text:style-name="P24"><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7.A1" table:number-columns-spanned="2" office:value-type="string">
            <text:p text:style-name="P6">Dursley <text:span text:style-name="T29">and his wife</text:span>, <text:span text:style-name="T29">lived in the fouth house </text:span>of Privet, <text:span text:style-name="T29">and they </text:span>were <text:span text:style-name="T29">serious about themselves that they differed in no respect from other people,</text:span> <text:span text:style-name="T29">and they were very thankful for the sake of this.</text:span></text:p>
          </table:table-cell>
          <table:covered-table-cell/>
        </table:table-row>
        <table:table-row table:style-name="Table7.1">
          <table:table-cell table:style-name="Table7.A1" office:value-type="string">
            <text:p text:style-name="P24">Διόπερ νομίζοις ἂν αὐτοὺς ἐν πρώτοις εἶναι τῶν μὴ μετεχόντων τοῦ θαυμασίου, ὡς περὶ οὐδενὸς τὰ τοιαῦτα ποιουμένους καί ἀλαζονείαν καλοῦντας.</text:p>
          </table:table-cell>
          <table:table-cell table:style-name="Table7.A1" table:number-columns-spanned="2" office:value-type="string">
            <text:p text:style-name="P6"><text:span text:style-name="T29">Because of which you would assumne the</text:span>y were <text:span text:style-name="T29">among</text:span> <text:span text:style-name="T29">the first of those who are</text:span> <text:span text:style-name="T29">not </text:span>involved in anything <text:span text:style-name="T29">marvelous</text:span>, because <text:span text:style-name="T29">they did not esteem such things and called it conceit</text:span>. </text:p>
          </table:table-cell>
          <table:covered-table-cell/>
        </table:table-row>
        <table:table-row table:style-name="Table7.1">
          <table:table-cell table:style-name="Table7.A1" office:value-type="string">
            <text:p text:style-name="P24">ὁ δέ Δούρσλειος κύριος ἦν ἐργαστηρίου τινὸς Γρούνιγγος καλουμένου οῦπερ τρύπανα καὶ τέρετρα παντοδαπὰ ποιεῖται. </text:p>
          </table:table-cell>
          <table:table-cell table:style-name="Table7.A1" table:number-columns-spanned="2" office:value-type="string">
            <text:p text:style-name="P6"><text:span text:style-name="T29">And </text:span>Dursley was <text:span text:style-name="T29">a lord of a workshop</text:span> called Gr<text:span text:style-name="T29">o</text:span>uning<text:span text:style-name="T29">o</text:span>s, which made drills <text:span text:style-name="T29">and all sorts of wonderous things</text:span>.</text:p>
          </table:table-cell>
          <table:covered-table-cell/>
        </table:table-row>
        <table:table-row table:style-name="Table7.1">
          <table:table-cell table:style-name="Table7.A1" office:value-type="string">
            <text:p text:style-name="P24">καὶ μέγας τ’ ἧν τὸ εἶδος καὶ μάλιστα ὀγκώδης· τὸν μὲν γὰρ αὐχένα οὐκ ἦν ῥᾴδιονι’δεῖν πάχιστον ὄντα, μύστακα δ’ ἂν ἴδοις αὐτῷ δασὺν ὡς σφόδρα.</text:p>
          </table:table-cell>
          <table:table-cell table:style-name="Table7.A1" table:number-columns-spanned="2" office:value-type="string">
            <text:p text:style-name="P6"><text:span text:style-name="T29">And h</text:span>e was a big <text:span text:style-name="T29">in form and especially swollen.</text:span> <text:span text:style-name="T29">For his neck was not easy to see being </text:span><text:span text:style-name="T30">fat</text:span><text:span text:style-name="T29">, but a mustache you could see on him, exceedingly bushy</text:span>.</text:p>
          </table:table-cell>
          <table:covered-table-cell/>
        </table:table-row>
        <table:table-row table:style-name="Table7.1">
          <table:table-cell table:style-name="Table7.A1" office:value-type="string">
            <text:p text:style-name="P24">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7.A1" table:number-columns-spanned="2" office:value-type="string">
            <text:p text:style-name="P6"><text:span text:style-name="T30">But his wife being in noway fat was also white haired and spear-neaked.</text:span> <text:span text:style-name="T30">For she possessed a double neck rather not natural and </text:span>very useful <text:span text:style-name="T30">for easily keeping watch, in the manner of a crane </text:span>spying on the neighbors <text:span text:style-name="T30">over the fence</text:span>.</text:p>
          </table:table-cell>
          <table:covered-table-cell/>
        </table:table-row>
        <table:table-row table:style-name="Table7.1">
          <table:table-cell table:style-name="Table7.A1" office:value-type="string">
            <text:p text:style-name="P24">καὶ υἱὸν εἶχον οἱ Δούρσλειοι <text:span text:style-name="T27">ἔ</text:span>τι παιδίον ὄντα ὀνόματι Δούδλιον· τὸν δ’ ἡγοῦντο τὸ κάλλιστον εἶναι τῶν ἐν ἀνθρώποις.</text:p>
          </table:table-cell>
          <table:table-cell table:style-name="Table7.A1" table:number-columns-spanned="2" office:value-type="string">
            <text:p text:style-name="P6"><text:span text:style-name="T30">And</text:span><text:span text:style-name="T31"> </text:span><text:span text:style-name="T27">t</text:span><text:span text:style-name="T31">he Doursleioi </text:span><text:span text:style-name="T30">had a son being still a child with a name </text:span>D<text:span text:style-name="T30">oudlion. And they considered him to be the finest of those among men</text:span>.</text:p>
          </table:table-cell>
          <table:covered-table-cell/>
        </table:table-row>
        <table:table-row table:style-name="Table7.1">
          <table:table-cell table:style-name="Table7.A1" office:value-type="string">
            <text:p text:style-name="P24">καὶ πάνθ’ ὅσων ποτ’ ἐπεθύμουν, τοσαῦτ’ ἤδη κατεῖχον·</text:p>
          </table:table-cell>
          <table:table-cell table:style-name="Table7.A1" table:number-columns-spanned="2" office:value-type="string">
            <text:p text:style-name="P10">And everything of which they ever wanted they already possessed.</text:p>
          </table:table-cell>
          <table:covered-table-cell/>
        </table:table-row>
        <table:table-row table:style-name="Table7.1">
          <table:table-cell table:style-name="Table7.A1" office:value-type="string">
            <text:p text:style-name="P27">ἐφύλαττον δέ καὶ ἀπόρρητόν τι.</text:p>
          </table:table-cell>
          <table:table-cell table:style-name="Table7.A1" table:number-columns-spanned="2" office:value-type="string">
            <text:p text:style-name="P7"><text:span text:style-name="T32">But</text:span> also <text:span text:style-name="T32">guarded </text:span>a secret. </text:p>
          </table:table-cell>
          <table:covered-table-cell/>
        </table:table-row>
        <table:table-row table:style-name="Table7.1">
          <table:table-cell table:style-name="Table7.A1" office:value-type="string">
            <text:p text:style-name="P27">καὶ μάλιστ’ ἐφοβοῦντο μή τις καταλάβῃ αὐτό, τὸν βίον ἀβίωτον νομίζοντες ἔσεσθαι ἐάν τις περὶ τῶν Ποτήρων πύθηται.</text:p>
          </table:table-cell>
          <table:table-cell table:style-name="Table7.A1" table:number-columns-spanned="2" office:value-type="string">
            <text:p text:style-name="P7"><text:span text:style-name="T32">A</text:span>nd <text:span text:style-name="T32">they especially feared lest </text:span>somebody <text:span text:style-name="T32">take hold of this, considering life to be unlivable if ever somone </text:span>found out about the Potters.</text:p>
          </table:table-cell>
          <table:covered-table-cell/>
        </table:table-row>
        <table:table-row table:style-name="Table7.1">
          <table:table-cell table:style-name="Table7.A1" office:value-type="string">
            <text:p text:style-name="P20">ἡ γὰρ ἀδελφὴ ἡ τῆς Δουρσλείας ἧν γυνὴ τοῦ Ποτῆρος·</text:p>
          </table:table-cell>
          <table:table-cell table:style-name="Table7.A1" table:number-columns-spanned="2" office:value-type="string">
            <text:p text:style-name="P8"><text:span text:style-name="T36">For the sister of </text:span>Mrs. <text:span text:style-name="T36">Doursleias was a wife of Mr. Potter.</text:span></text:p>
          </table:table-cell>
          <table:covered-table-cell/>
        </table:table-row>
        <table:table-row table:style-name="Table7.1">
          <table:table-cell table:style-name="Table7.A1" office:value-type="string">
            <text:p text:style-name="P21">οὐ μὴν οὐδὲ συνεγένοντο ἀλλήλοις πολλὰ ἔτη.</text:p>
          </table:table-cell>
          <table:table-cell table:style-name="Table7.A1" table:number-columns-spanned="2" office:value-type="string">
            <text:p text:style-name="P7"><text:span text:style-name="T37">And they s</text:span><text:span text:style-name="T36">urely </text:span><text:span text:style-name="T37">had not</text:span><text:span text:style-name="T36"> met with each other for many years.</text:span></text:p>
          </table:table-cell>
          <table:covered-table-cell/>
        </table:table-row>
        <table:table-row table:style-name="Table7.1">
          <table:table-cell table:style-name="Table7.A1" office:value-type="string">
            <text:p text:style-name="P27"><text:span text:style-name="T3">ἐ</text:span>κείνη δ’ οὖν εἰρωνευομένη οὐκ ἔφη ἔχειν ἀδελφὴν οὐδεμίαν.</text:p>
          </table:table-cell>
          <table:table-cell table:style-name="Table7.A1" table:number-columns-spanned="2" office:value-type="string">
            <text:p text:style-name="P11">And she therefore pretending ignorance said she did not have any sister. </text:p>
          </table:table-cell>
          <table:covered-table-cell/>
        </table:table-row>
        <table:table-row table:style-name="Table7.1">
          <table:table-cell table:style-name="Table7.A1" office:value-type="string">
            <text:p text:style-name="P27">παντάπασι γὰρ ἐκ διαμέτρου εἶναι τὰ τῆς ἑαυτῶν διαίτης καὶ τὰ τῶν συγγενῶν, τῆς τε ἀδελφῆς καὶ τοῦ ἀνδρὸς ἐκείνου κακοήθους ὄντος.</text:p>
          </table:table-cell>
          <table:table-cell table:style-name="Table7.A1" table:number-columns-spanned="2" office:value-type="string">
            <text:p text:style-name="P12">For the matters of the livlihood of themselves and those of their relatives are completely opposed, both the sister and that man being ill mannered.</text:p>
          </table:table-cell>
          <table:covered-table-cell/>
        </table:table-row>
        <table:table-row table:style-name="Table7.1">
          <table:table-cell table:style-name="Table7.A1" office:value-type="string">
            <text:p text:style-name="P28">καί γὰρ μάλ’ ὠρρώδουν λοιδορίαν τε καὶ κακολογίαν ὀφλεῖν ἐκ τῶν πλησίον, ἀφικομένων ποτ’ ἐκείνων δεῦρο.</text:p>
          </table:table-cell>
          <table:table-cell table:style-name="Table7.A1" table:number-columns-spanned="2" office:value-type="string">
            <text:p text:style-name="P6"><text:span text:style-name="T38">For the Doursleia </text:span><text:span text:style-name="T39">shrank from </text:span>in<text:span text:style-name="T39">curring both slander and shamefull talk from the neighbors </text:span><text:span text:style-name="T40">while they arived here</text:span><text:span text:style-name="T39">.</text:span></text:p>
          </table:table-cell>
          <table:covered-table-cell/>
        </table:table-row>
        <text:soft-page-break/>
        <table:table-row table:style-name="Table7.1">
          <table:table-cell table:style-name="Table7.A1" office:value-type="string">
            <text:p text:style-name="P22">καὶ ᾔδεσαν μὲν παιδίσκον γεγενημένον καὶ τοῖς Ποτῆρσιν, ἑωράκεσαν δ’ οὐδέποτε.</text:p>
          </table:table-cell>
          <table:table-cell table:style-name="Table7.A1" table:number-columns-spanned="2" office:value-type="string">
            <text:p text:style-name="P6"><text:span text:style-name="T40">And they</text:span> knew <text:span text:style-name="T40">a child had come about also to the Poters</text:span>, but they had never even seen him.</text:p>
          </table:table-cell>
          <table:covered-table-cell/>
        </table:table-row>
        <table:table-row table:style-name="Table7.1">
          <table:table-cell table:style-name="Table7.A1" office:value-type="string">
            <text:p text:style-name="P24">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7.A1" table:number-columns-spanned="2" office:value-type="string">
            <text:p text:style-name="P14">And because of this they were eager to keep the poters from the deme and especially hoping Dudlion there son would not interact with a child such as this.</text:p>
          </table:table-cell>
          <table:covered-table-cell/>
        </table:table-row>
        <table:table-row table:style-name="Table7.1">
          <table:table-cell table:style-name="Table7.A1" office:value-type="string">
            <text:p text:style-name="P24">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 τὰ μέλλοντα ὡς πανταχοῦ δεινά τε καί παράλογα γενήσεται; </text:p>
          </table:table-cell>
          <table:table-cell table:style-name="Table7.A1" table:number-columns-spanned="2" office:value-type="string">
            <text:p text:style-name="P1">When Mr. and Mrs. Dursley woke up on the dull, gray Tuesday our story starts, there was nothing about the cloudy sky outside to suggest that strange and mysterious things would soon be happening all over the country. </text:p>
          </table:table-cell>
          <table:covered-table-cell/>
        </table:table-row>
        <table:table-row table:style-name="Table7.1">
          <table:table-cell table:style-name="Table7.A1" office:value-type="string">
            <text:p text:style-name="P24">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7.A1" table:number-columns-spanned="2" office:value-type="string">
            <text:p text:style-name="P1">Mr. Dursley hummed as he picked out his most boring tie for work, and Mrs. Dursley gossiped away happily as she wrestled a screaming Dudley into his high chair. </text:p>
          </table:table-cell>
          <table:covered-table-cell/>
        </table:table-row>
        <table:table-row table:style-name="Table7.1">
          <table:table-cell table:style-name="Table7.A1" office:value-type="string">
            <text:p text:style-name="P24">ἀτὰρ δὴ τὴν γλαῦκα τὴν μεγάλην καί ξανθὴν τὴν παρὰ τὰς θυρίδας πετομένην οὐδέτερος εἶδεν.</text:p>
          </table:table-cell>
          <table:table-cell table:style-name="Table7.A1" table:number-columns-spanned="2" office:value-type="string">
            <text:p text:style-name="P1">None of them noticed a large, tawny owl flutter past the window. </text:p>
          </table:table-cell>
          <table:covered-table-cell/>
        </table:table-row>
        <table:table-row table:style-name="Table7.1">
          <table:table-cell table:style-name="Table7.A1" office:value-type="string">
            <text:p text:style-name="P24">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7.A1" table:number-columns-spanned="2" office:value-type="string">
            <text:p text:style-name="P1">At half past eight, Mr. Dursley picked up his briefcase, pecked Mrs. Dursley on the cheek, and tried to kiss Dudley good-bye but missed, because Dudley was now having a tantrum and throwing his cereal at the walls. </text:p>
          </table:table-cell>
          <table:covered-table-cell/>
        </table:table-row>
        <table:table-row table:style-name="Table7.1">
          <table:table-cell table:style-name="Table7.A1" office:value-type="string">
            <text:p text:style-name="P24">ὑπογελάσας δέ Ἀκόλαστον, ἔφη, εἶ χρῆμα παιδαρίου, <text:span text:style-name="T5">ἔ</text:span>πειτα δ’ οἴκοθεν ἐξελθὼν ἤλαυνε τὸ αὐτοκίνητον ὄχημα ἐπὶ τὴν ἀγοράν.</text:p>
          </table:table-cell>
          <table:table-cell table:style-name="Table7.A1" table:number-columns-spanned="2" office:value-type="string">
            <text:p text:style-name="P1">"Little tyke," chortled Mr. Dursley as he left the house. He got into his car and backed out of number four's drive.</text:p>
          </table:table-cell>
          <table:covered-table-cell/>
        </table:table-row>
        <table:table-row table:style-name="Table7.1">
          <table:table-cell table:style-name="Table7.A1" office:value-type="string">
            <text:p text:style-name="P24">πρὸς δ’ ἁμαξιτὸν ὁδοιπορῶν, τὸ πρῶτον θαῦμα εἶδεν, αἴλουρον πινάκιόν τι γεωγραφικὸν ἀναγιγνώσκοντα. </text:p>
          </table:table-cell>
          <table:table-cell table:style-name="Table7.A1" table:number-columns-spanned="2" office:value-type="string">
            <text:p text:style-name="P1">It was on the corner of the street that he noticed the first sign of something peculiar -- a cat reading a map.</text:p>
          </table:table-cell>
          <table:covered-table-cell/>
        </table:table-row>
        <table:table-row table:style-name="Table7.1">
          <table:table-cell table:style-name="Table7.A1" office:value-type="string">
            <text:p text:style-name="P24">καί πρῶτον μὲν ἔλαθεν ἑαυτὸν τοιοῦτ’ ἰδών· ἔπειτα δὲ τὸν τράχηλον εἰς τούπίσω περιστρέψας, αὖθις προσέβλεψεν. </text:p>
          </table:table-cell>
          <table:table-cell table:style-name="Table7.A1" table:number-columns-spanned="2" office:value-type="string">
            <text:p text:style-name="P1">For a second, Mr. Dursley didn't realize what he had seen -- then he jerked his head around to look again.</text:p>
          </table:table-cell>
          <table:covered-table-cell/>
        </table:table-row>
        <table:table-row table:style-name="Table7.1">
          <table:table-cell table:style-name="Table7.A1" office:value-type="string">
            <text:p text:style-name="P24">αἴλουρον μὲν δὴ παρδαλωτὸν παρὰ τὴν ἁμαξιτὸν ἑστηκότα, πίνακα δ’ οὐκ εἶδεν.</text:p>
          </table:table-cell>
          <table:table-cell table:style-name="Table7.A1" table:number-columns-spanned="2" office:value-type="string">
            <text:p text:style-name="P3">Ⲧ<text:span text:style-name="T1">here was a tabby cat standing on the corner of Privet Drive, but there wasn't a map in sight.</text:span></text:p>
          </table:table-cell>
          <table:covered-table-cell/>
        </table:table-row>
        <table:table-row table:style-name="Table7.1">
          <table:table-cell table:style-name="Table7.A1" office:value-type="string">
            <text:p text:style-name="P24">καὶ πρὸς ἑαυτὸν ἐννοῶν Ἆρ’ οὐκ ἐφαντάσθην πάντα, ἔφη, ἐψευσμένος τι τῷ δοκοῦντι;</text:p>
          </table:table-cell>
          <table:table-cell table:style-name="Table7.A1" table:number-columns-spanned="2" office:value-type="string">
            <text:p text:style-name="P1">What could he have been thinking of? It must have been a trick of the light. </text:p>
          </table:table-cell>
          <table:covered-table-cell/>
        </table:table-row>
        <table:table-row table:style-name="Table7.1">
          <table:table-cell table:style-name="Table7.A1" office:value-type="string">
            <text:p text:style-name="P24">σκαρδαμύττων οὖν πρὸς αὐτὸν ἔβλεψε μάλ’ αὖθις<text:span text:style-name="T6">·</text:span></text:p>
          </table:table-cell>
          <table:table-cell table:style-name="Table7.A1" table:number-columns-spanned="2" office:value-type="string">
            <text:p text:style-name="P1">Mr. Dursley blinked and stared at the cat.</text:p>
          </table:table-cell>
          <table:covered-table-cell/>
        </table:table-row>
        <table:table-row table:style-name="Table7.1">
          <table:table-cell table:style-name="Table7.A1" office:value-type="string">
            <text:p text:style-name="P24">ὁ δ’ ἐναντίον προσέβλεπε. ἀπελαύνων δ’ οῦν πρὸς τὸν αἴλουρον οὐκ ἐπαύσατο βλέπων ἐν τῷ κατόπτρῳ. </text:p>
          </table:table-cell>
          <table:table-cell table:style-name="Table7.A1" table:number-columns-spanned="2" office:value-type="string">
            <text:p text:style-name="P1">It stared back. As Mr. Dursley drove around the corner and up the road, he watched the cat in his mirror.</text:p>
          </table:table-cell>
          <table:covered-table-cell/>
        </table:table-row>
        <text:soft-page-break/>
        <table:table-row table:style-name="Table7.1">
          <table:table-cell table:style-name="Table7.A1" office:value-type="string">
            <text:p text:style-name="P24">τὸν δ’ ἀναγιγνώσκοντα κατεῖδε τὸ τῆς ὁδοῦ ὄνομα τὸ ἐν σημείῳ ἐπιγεγραμμένονόὐ μὰ Δί’ ἀλλὰ 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7.A1" table:number-columns-spanned="2" office:value-type="string">
            <text:p text:style-name="P1">It was now reading the sign that said Privet Drive -- no, looking at the sign; cats couldn't read maps or signs. Mr. Dursley gave himself a little shake and put the cat out of his mind.</text:p>
          </table:table-cell>
          <table:covered-table-cell/>
        </table:table-row>
        <table:table-row table:style-name="Table7.1">
          <table:table-cell table:style-name="Table7.A1" office:value-type="string">
            <text:p text:style-name="P24">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7.A1" table:number-columns-spanned="2" office:value-type="string">
            <text:p text:style-name="P1">As he drove toward town he thought of nothing except a large order of drills he was hoping to get that day. </text:p>
          </table:table-cell>
          <table:covered-table-cell/>
        </table:table-row>
        <table:table-row table:style-name="Table7.1">
          <table:table-cell table:style-name="Table7.A1" office:value-type="string">
            <text:p text:style-name="P24">ἐκεῖσε δὲ πλησιάζων καὶ τῶν τρυπάνων ἐπιλήσμων ἐγένετο, δέον προσέχειν τὸν νοῦν εἰς ἄλλο τι νέον. </text:p>
          </table:table-cell>
          <table:table-cell table:style-name="Table7.A1" table:number-columns-spanned="2" office:value-type="string">
            <text:p text:style-name="P1">But on the edge of town, drills were driven out of his mind by something else.</text:p>
          </table:table-cell>
          <table:covered-table-cell/>
        </table:table-row>
        <table:table-row table:style-name="Table7.1">
          <table:table-cell table:style-name="Table7.A1" office:value-type="string">
            <text:p text:style-name="P24">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7.A1" table:number-columns-spanned="2" office:value-type="string">
            <text:p text:style-name="P1">As he sat in the usual morning traffic jam, he couldn't help noticing that there seemed to be a lot of strangely dressed people about.</text:p>
          </table:table-cell>
          <table:covered-table-cell/>
        </table:table-row>
        <table:table-row table:style-name="Table7.1">
          <table:table-cell table:style-name="Table7.A1" office:value-type="string">
            <text:p text:style-name="P24">τρίβωνα γὰρ πᾶς τις μέγαν περιεβέβλητο· </text:p>
          </table:table-cell>
          <table:table-cell table:style-name="Table7.A1" table:number-columns-spanned="2" office:value-type="string">
            <text:p text:style-name="P1">People in cloaks.</text:p>
          </table:table-cell>
          <table:covered-table-cell/>
        </table:table-row>
        <table:table-row table:style-name="Table7.1">
          <table:table-cell table:style-name="Table7.A1" office:value-type="string">
            <text:p text:style-name="P24">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7.A1" table:number-columns-spanned="2" office:value-type="string">
            <text:p text:style-name="P1">Mr. Dursley couldn't bear people who dressed in funny clothes -- the getups you saw on young people!</text:p>
          </table:table-cell>
          <table:covered-table-cell/>
        </table:table-row>
        <table:table-row table:style-name="Table7.1">
          <table:table-cell table:style-name="Table7.A1" office:value-type="string">
            <text:p text:style-name="P24">ἐκείνους δ’ οῦν ἐνόμισε καινίζειν που περὶ τῶν ἱματίων. </text:p>
          </table:table-cell>
          <table:table-cell table:style-name="Table7.A1" table:number-columns-spanned="2" office:value-type="string">
            <text:p text:style-name="P1">He supposed this was some stupid new fashion.</text:p>
          </table:table-cell>
          <table:covered-table-cell/>
        </table:table-row>
        <table:table-row table:style-name="Table7.1">
          <table:table-cell table:style-name="Table7.A1" office:value-type="string">
            <text:p text:style-name="P24">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able:table-cell>
          <table:table-cell table:style-name="Table7.A1" table:number-columns-spanned="2" office:value-type="string">
            <text:p text:style-name="P1">He drummed his fingers on the steering wheel and his eyes fell on a huddle of these weirdos standing quite close by. They were whispering excitedly together. </text:p>
          </table:table-cell>
          <table:covered-table-cell/>
        </table:table-row>
        <table:table-row table:style-name="Table7.1">
          <table:table-cell table:style-name="Table7.A1" office:value-type="string">
            <text:p text:style-name="P24">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text:p>
          </table:table-cell>
          <table:table-cell table:style-name="Table7.A1" table:number-columns-spanned="2" office:value-type="string">
            <text:p text:style-name="P1">Mr. Dursley was enraged to see that a couple of them weren't young at all; why, that man had to be older than he was, and wearing an emerald-green cloak! The nerve of him! </text:p>
          </table:table-cell>
          <table:covered-table-cell/>
        </table:table-row>
        <table:table-row table:style-name="Table7.1">
          <table:table-cell table:style-name="Table7.A1" office:value-type="string">
            <text:p text:style-name="P26">Φεὺ τῆς ἀναιδείας, ἔφη·</text:p>
          </table:table-cell>
          <table:table-cell table:style-name="Table7.A1" table:number-columns-spanned="2" office:value-type="string">
            <text:p text:style-name="P15">“ugh the shamelessness”, he said</text:p>
          </table:table-cell>
          <table:covered-table-cell/>
        </table:table-row>
        <table:table-row table:style-name="Table7.1">
          <table:table-cell table:style-name="Table7.A1" office:value-type="string">
            <text:p text:style-name="P24">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text:span text:style-name="T28">κ</text:span>αὶ τοιαῦτα μὲν δὴ ταῦτα, ἔφη.</text:p>
            <text:p text:style-name="P24"/>
          </table:table-cell>
          <table:table-cell table:style-name="Table7.A1" table:number-columns-spanned="2" office:value-type="string">
            <text:p text:style-name="P1">But then it struck Mr. Dursley that this was probably some silly stunt -- these people were obviously collecting for something...yes, that would be it. </text:p>
          </table:table-cell>
          <table:covered-table-cell/>
        </table:table-row>
        <table:table-row table:style-name="Table7.1">
          <table:table-cell table:style-name="Table7.A1" office:value-type="string">
            <text:p text:style-name="P24">τῶν δ’ οὖν ὀχημάτων προσαγόντων, δι’ ὀλίγου ἀφίκετο εἷς τὴν Γρουνίγγα, ὅλος περὶ τὰ τρύπανα πάλιν ἔχων.</text:p>
          </table:table-cell>
          <table:table-cell table:style-name="Table7.A1" table:number-columns-spanned="2" office:value-type="string">
            <text:p text:style-name="P16">And leading his vehicle forward, in a little while he arrived at Grouninga, being wholy focused on the drills again.</text:p>
          </table:table-cell>
          <table:covered-table-cell/>
        </table:table-row>
        <text:soft-page-break/>
        <table:table-row table:style-name="Table7.1">
          <table:table-cell table:style-name="Table7.A1" office:value-type="string">
            <text:p text:style-name="P24">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7.A1" table:number-columns-spanned="2" office:value-type="string">
            <text:p text:style-name="P13">For at that place was his livelihood upon the ninth ceiling. And there he sat so many days and always turned his back to the window.</text:p>
          </table:table-cell>
          <table:covered-table-cell/>
        </table:table-row>
        <table:table-row table:style-name="Table7.1">
          <table:table-cell table:style-name="Table7.A1" office:value-type="string">
            <text:p text:style-name="P24">εἶ γὰρ μὴ ταῦτ’ ἐποίει, τοῖς τρυπάνοις ἴσως ἂν χαλεπώτερον ἦν προσέχειν τὸν νοῦν. </text:p>
          </table:table-cell>
          <table:table-cell table:style-name="Table7.A1" table:number-columns-spanned="2" office:value-type="string">
            <text:p text:style-name="P9">For if he did not do these things, perhaps it would have been difficult to pay attention to the drills.</text:p>
          </table:table-cell>
          <table:covered-table-cell/>
        </table:table-row>
        <table:table-row table:style-name="Table7.1">
          <table:table-cell table:style-name="Table7.A1" office:value-type="string">
            <text:p text:style-name="P24">τὰς οὖν γλαῦκας τὰς πρὸς αὐγὴν ἡλίου ἀεὶ περιπετομένας αὐτὸς μὲν οὐκ εἶδεν, εἶδον δέ οἱ ἐν ὁδῷ, κεχηνότες καὶ δακτυλοδεικτοῦντες.</text:p>
          </table:table-cell>
          <table:table-cell table:style-name="Table7.A1" table:number-columns-spanned="2" office:value-type="string">
            <text:p text:style-name="P6"><text:span text:style-name="T42">Therefore while he did not notice the owls that were continuously flying in the glow of the sun. those in the stre</text:span>et did<text:span text:style-name="T42"> see,</text:span> <text:span text:style-name="T42">slack jawed and finger pointing.</text:span></text:p>
          </table:table-cell>
          <table:covered-table-cell/>
        </table:table-row>
        <table:table-row table:style-name="Table7.1">
          <table:table-cell table:style-name="Table7.A1" office:value-type="string">
            <text:p text:style-name="P24">τὸ γὰρ πλῆθος πρότερον οὐκ <text:span text:style-name="T10">ἔ</text:span>τυχεν οὐδὲ νύκτωρ ἑωρακὸς γλαῦκ’ οὐδεμίαν.</text:p>
          </table:table-cell>
          <table:table-cell table:style-name="Table7.A1" table:number-columns-spanned="2" office:value-type="string">
            <text:p text:style-name="P6"><text:span text:style-name="T42">For the majority formerly actually hadn't even seen a single owl at night.</text:span></text:p>
          </table:table-cell>
          <table:covered-table-cell/>
        </table:table-row>
        <table:table-row table:style-name="Table7.1">
          <table:table-cell table:style-name="Table7.A1" office:value-type="string">
            <text:p text:style-name="P24">ἐκεῖνος δ’ ὡς <text:span text:style-name="T11">ἔ</text:span>θος ἀγλαυκόπληκτος διέτριψε καθ’ ὅλην τὴν ἡμέραν.</text:p>
          </table:table-cell>
          <table:table-cell table:style-name="Table7.A1" table:number-columns-spanned="2" office:value-type="string">
            <text:p text:style-name="P37">But he is customary he spent his time unshocked by owls through the whole day.</text:p>
          </table:table-cell>
          <table:covered-table-cell/>
        </table:table-row>
        <table:table-row table:style-name="Table7.1">
          <table:table-cell table:style-name="Table7.A1" office:value-type="string">
            <text:p text:style-name="P24">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7.A1" table:number-columns-spanned="2" office:value-type="string">
            <text:p text:style-name="P6">For <text:span text:style-name="T43">from time to time</text:span> he rebuked a certain <text:span text:style-name="T43">so and so</text:span>, insulting and abusing them – this happened five times – and at another time <text:span text:style-name="T43">calling</text:span> some of the powerful people <text:span text:style-name="T43">he</text:span> insulted them <text:span text:style-name="T43">further with respect to many things</text:span>.</text:p>
          </table:table-cell>
          <table:covered-table-cell/>
        </table:table-row>
        <table:table-row table:style-name="Table7.1">
          <table:table-cell table:style-name="Table7.A1" office:value-type="string">
            <text:p text:style-name="P24">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7.A1" table:number-columns-spanned="2" office:value-type="string">
            <text:p text:style-name="P6"><text:span text:style-name="T43">And because of this h</text:span>e was in a very good mood <text:span text:style-name="T43">and the occasion comming about that of lunch</text:span>, <text:span text:style-name="T43">it seemed best to him to go to the bakery purchasing a </text:span><text:span text:style-name="T44">sesame bun.</text:span></text:p>
          </table:table-cell>
          <table:covered-table-cell/>
        </table:table-row>
        <table:table-row table:style-name="Table7.1">
          <table:table-cell table:style-name="Table7.A1" office:value-type="string">
            <text:p text:style-name="P24">τῶν γὰρ τρίβωνας φορούντων τελέως ἐπελάθετο πρίν γε θίασον κατιδεῖν φοιτῶντα πρὸ τοῦ ἀρτοπωλίου.</text:p>
          </table:table-cell>
          <table:table-cell table:style-name="Table7.A1" table:number-columns-spanned="2" office:value-type="string">
            <text:p text:style-name="P6"><text:span text:style-name="T44">For finally h</text:span>e'd forgotten the people in cloaks <text:span text:style-name="T44">before </text:span>he <text:span text:style-name="T44">observed a band of them frequenting before </text:span>the baker<text:span text:style-name="T44">y</text:span>.</text:p>
          </table:table-cell>
          <table:covered-table-cell/>
        </table:table-row>
        <table:table-row table:style-name="Table7.1">
          <table:table-cell table:style-name="Table7.A1" office:value-type="string">
            <text:p text:style-name="P24">ἀτενίζων οὖν παρ’ αὐτοὺς ἦλθε χόλου μεστός, οἱ δ’ ἐτάραττόν πως τὴν ἡσυχίαν αὐτοῦ, αἰτίαν δ’ οὐκ ἠπίστατο.</text:p>
          </table:table-cell>
          <table:table-cell table:style-name="Table7.A1" table:number-columns-spanned="2" office:value-type="string">
            <text:p text:style-name="P6"><text:span text:style-name="T44">Therefore staring he passed by them full of gall, th</text:span>e<text:span text:style-name="T44">y</text:span> <text:span text:style-name="T44">disturbed somehow his peace, and he </text:span>didn't know <text:span text:style-name="T44">the cause</text:span>.</text:p>
          </table:table-cell>
          <table:covered-table-cell/>
        </table:table-row>
        <table:table-row table:style-name="Table7.1">
          <table:table-cell table:style-name="Table7.A1" office:value-type="string">
            <text:p text:style-name="P24">καί οὗτοι πρὸς οὖς ἀλλήλοις κοινολογούμενοι</text:p>
            <text:p text:style-name="P24">ἔτυχον, οὐδ’ εἶχον καλπίδα οὐδεμίαν οὗ τις ἀργύριον πρὸς τὴν<text:span text:style-name="T45"> </text:span>ἐλεημοσύνην ἐνθήσει.</text:p>
          </table:table-cell>
          <table:table-cell table:style-name="Table7.A1" table:number-columns-spanned="2" office:value-type="string">
            <text:p text:style-name="P1">This bunch were whispering excitedly, too, and he couldn't see a single collecting tin.</text:p>
          </table:table-cell>
          <table:covered-table-cell/>
        </table:table-row>
        <table:table-row table:style-name="Table7.1">
          <table:table-cell table:style-name="Table7.A1" office:value-type="string">
            <text:p text:style-name="P24">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7.A1" table:number-columns-spanned="2" office:value-type="string">
            <text:p text:style-name="P1">It was on his way back past them, clutching a large doughnut in a bag, that he caught a few words of what they were saying.</text:p>
          </table:table-cell>
          <table:covered-table-cell/>
        </table:table-row>
        <table:table-row table:style-name="Table7.1">
          <table:table-cell table:style-name="Table7.A1" office:value-type="string">
            <text:p text:style-name="P24">ἄλλος γὰρ ἄλλῳ διαλεγόμενος Φάσκουσι τοὺς μὲν Ποτῆρας …… <text:span text:style-name="T13">ἔ</text:span>φη ἢ Ναί, ὁ δ’ υἱὸς αὐτῶν Ἄρειος</text:p>
          </table:table-cell>
          <table:table-cell table:style-name="Table7.A1" table:number-columns-spanned="2" office:value-type="string">
            <text:p text:style-name="P1">"The Potters, that's right, that's what I heard yes, their son, Harry" </text:p>
          </table:table-cell>
          <table:covered-table-cell/>
        </table:table-row>
        <table:table-row table:style-name="Table7.1">
          <table:table-cell table:style-name="Table7.A1" office:value-type="string">
            <text:p text:style-name="P24">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7.A1" table:number-columns-spanned="2" office:value-type="string">
            <text:p text:style-name="P1">Mr. Dursley stopped dead. Fear flooded him. He looked back at the whisperers as if he wanted to say something to them, but thought better of it. </text:p>
          </table:table-cell>
          <table:covered-table-cell/>
        </table:table-row>
        <text:soft-page-break/>
        <table:table-row table:style-name="Table7.1">
          <table:table-cell table:style-name="Table7.A1" office:value-type="string">
            <text:p text:style-name="P24">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7.A1" table:number-columns-spanned="2" office:value-type="string">
            <text:p text:style-name="P1">He dashed back across the road, hurried up to his office, snapped at his secretary not to disturb him, seized his telephone, and had almost finished dialing his home number when he changed his mind.</text:p>
          </table:table-cell>
          <table:covered-table-cell/>
        </table:table-row>
        <table:table-row table:style-name="Table7.1">
          <table:table-cell table:style-name="Table7.A1" office:value-type="string">
            <text:p text:style-name="P24"><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γεγενῆσθαι Ἄρειον. </text:p>
          </table:table-cell>
          <table:table-cell table:style-name="Table7.A1" table:number-columns-spanned="2" office:value-type="string">
            <text:p text:style-name="P1">He put the receiver back down and stroked his mustache, thinking... no, he was being stupid. Potter wasn't such an unusual name. He was sure there were lots of people called Potter who had a son called Harry.</text:p>
          </table:table-cell>
          <table:covered-table-cell/>
        </table:table-row>
        <table:table-row table:style-name="Table7.1">
          <table:table-cell table:style-name="Table7.A1" office:value-type="string">
            <text:p text:style-name="P24">εἴγ’ ἄρα τοῦτο τοῦνομα αὐτῷ· οὐδαμῶς γὰρ αὐτὸ πιστὸν καὶ βέβαιον ἔχειν, ὥς γε οὔποθ’ ἑωρακὼς τὸν παῖδα.</text:p>
          </table:table-cell>
          <table:table-cell table:style-name="Table7.A1" table:number-columns-spanned="2" office:value-type="string">
            <text:p text:style-name="P1">Come to think of it, he wasn't even sure his nephew was called Harry. He'd never even seen the boy.</text:p>
          </table:table-cell>
          <table:covered-table-cell/>
        </table:table-row>
        <table:table-row table:style-name="Table7.1">
          <table:table-cell table:style-name="Table7.A1" office:value-type="string">
            <text:p text:style-name="P17"><text:span text:style-name="T2">Ἁρού</text:span><text:span text:style-name="T14">ι</text:span><text:span text:style-name="T2">ον</text:span> γὰρ ἴσως τοῦνομα αὐτοῦ ἢ</text:p>
            <text:p text:style-name="P24">Ἁρόλδιον.</text:p>
          </table:table-cell>
          <table:table-cell table:style-name="Table7.A1" table:number-columns-spanned="2" office:value-type="string">
            <text:p text:style-name="P1">It might have been Harvey. Or Harold.</text:p>
          </table:table-cell>
          <table:covered-table-cell/>
        </table:table-row>
        <table:table-row table:style-name="Table7.1">
          <table:table-cell table:style-name="Table7.A1" office:value-type="string">
            <text:p text:style-name="P24">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7.A1" table:number-columns-spanned="2" office:value-type="string">
            <text:p text:style-name="P1">There was no point in worrying Mrs. Dursley; she always got so upset at any mention of her sister. He didn't blame her.</text:p>
          </table:table-cell>
          <table:covered-table-cell/>
        </table:table-row>
        <table:table-row table:style-name="Table7.1">
          <table:table-cell table:style-name="Table7.A1" office:value-type="string">
            <text:p text:style-name="P24">εἷ γὰρ τὴν τοιαύτην αὐτὸς ἀδελφὴν εἶχεν…….. ἀλλὰ μὴν τί χρῆμα τὸ τῶν τρίβωνας φορούντων<text:span text:style-name="T15">;</text:span></text:p>
          </table:table-cell>
          <table:table-cell table:style-name="Table7.A1" table:number-columns-spanned="2" office:value-type="string">
            <text:p text:style-name="P1">if he'd had a sister like that... but all the same, those people in cloaks... </text:p>
          </table:table-cell>
          <table:covered-table-cell/>
        </table:table-row>
        <table:table-row table:style-name="Table7.1">
          <table:table-cell table:style-name="Table7.A1" office:value-type="string">
            <text:p text:style-name="P24">μετὰ δέ ταῦτα χαλεπώτερον ἠν αὐτῷ τοῖς γε τρυπάνοις προσέχειν τὸν νοῦν· πρὸς δ’ ἑσπέραν οἴκαδ’ ἐπανιὼν οὕτως ἐταλαιπώρει</text:p>
            <text:p text:style-name="P18">ὥστε προσκροῦσαι ἀνθρωπίσκον τινὰ γερόντα ἐντυχὼν πρὸ τῶν θυρῶν.</text:p>
          </table:table-cell>
          <table:table-cell table:style-name="Table7.A1" table:number-columns-spanned="2" office:value-type="string">
            <text:p text:style-name="P1">He found it a lot harder to concentrate on drills that afternoon and when he left the building at five o'clock, he was still so worried that he walked straight into someone just outside the door. </text:p>
          </table:table-cell>
          <table:covered-table-cell/>
        </table:table-row>
        <table:table-row table:style-name="Table7.1">
          <table:table-cell table:style-name="Table7.A1" office:value-type="string">
            <text:p text:style-name="P24">Λυποῦμαι, ἔφη ἀπροθύμως. ὁ δ’ ὑπεσκελισμένος μόνον οὐκ ἔπεσεν, τρίβωνα δ’ ἐφόρει πορφυροῦν.</text:p>
          </table:table-cell>
          <table:table-cell table:style-name="Table7.A1" table:number-columns-spanned="2" office:value-type="string">
            <text:p text:style-name="P1">"Sorry," he grunted, as the tiny old man stumbled and almost fell. It was a few seconds before Mr. Dursley realized that the man was wearing a violet cloak.</text:p>
          </table:table-cell>
          <table:covered-table-cell/>
        </table:table-row>
        <table:table-row table:style-name="Table7.1">
          <table:table-cell table:style-name="Table7.A1" office:value-type="string">
            <text:p text:style-name="P23">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7.A1" table:number-columns-spanned="2" office:value-type="string">
            <text:p text:style-name="P1">He didn't seem at all upset at being almost knocked to the ground. On the contrary, his face split into a wide smile and he said in a squeaky voice that made passersby stare, "Don't be sorry, my dear sir, for nothing could upset me today! </text:p>
          </table:table-cell>
          <table:covered-table-cell/>
        </table:table-row>
        <table:table-row table:style-name="Table7.1">
          <table:table-cell table:style-name="Table7.A1" office:value-type="string">
            <text:p text:style-name="P24">εὐφραίνῃ δῆτα’ ἐκεῖνος γὰρ οὗ τοῦνομ’ ἅρρητόν ἐστιν ἀποίχεται τέλος δή.</text:p>
          </table:table-cell>
          <table:table-cell table:style-name="Table7.A1" table:number-columns-spanned="2" office:value-type="string">
            <text:p text:style-name="P1">Rejoice, for You-Know-Who has gone at last!</text:p>
          </table:table-cell>
          <table:covered-table-cell/>
        </table:table-row>
        <table:table-row table:style-name="Table7.1">
          <table:table-cell table:style-name="Table7.A1" office:value-type="string">
            <text:p text:style-name="P24">καί σ<text:span text:style-name="T16">ὲ</text:span> καὶ τούς ἄλλους καίπερ Μυγάλους ὄντας εὐφραίνεσθαι δεῖ ἀνὰ πᾶσαν τὴν ἡμέραν.</text:p>
          </table:table-cell>
          <table:table-cell table:style-name="Table7.A1" table:number-columns-spanned="2" office:value-type="string">
            <text:p text:style-name="P1">Even Muggles like yourself should be celebrating, this happy, happy day!" </text:p>
          </table:table-cell>
          <table:covered-table-cell/>
        </table:table-row>
        <table:table-row table:style-name="Table7.1">
          <table:table-cell table:style-name="Table7.A1" office:value-type="string">
            <text:p text:style-name="P24">καὶ περιπλέξας αὐτὸν ταῖς χερσὶν ἀπέβη. </text:p>
          </table:table-cell>
          <table:table-cell table:style-name="Table7.A1" table:number-columns-spanned="2" office:value-type="string">
            <text:p text:style-name="P1">And the old man hugged Mr. Dursley around the middle and walked off. </text:p>
          </table:table-cell>
          <table:covered-table-cell/>
        </table:table-row>
        <table:table-row table:style-name="Table7.1">
          <table:table-cell table:style-name="Table7.A1" office:value-type="string">
            <text:p text:style-name="P24">ὁ δ’ ἠπόρει ὥσπερ κηληθείς· </text:p>
          </table:table-cell>
          <table:table-cell table:style-name="Table7.A1" table:number-columns-spanned="2" office:value-type="string">
            <text:p text:style-name="P1">Mr. Dursley stood rooted to the spot.</text:p>
          </table:table-cell>
          <table:covered-table-cell/>
        </table:table-row>
        <text:soft-page-break/>
        <table:table-row table:style-name="Table7.1">
          <table:table-cell table:style-name="Table7.A1" office:value-type="string">
            <text:p text:style-name="P24">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7.A1" table:number-columns-spanned="2" office:value-type="string">
            <text:p text:style-name="P1">He had been hugged by a complete stranger. He also thought he had been called a Muggle, whatever that was. He was rattled.</text:p>
          </table:table-cell>
          <table:covered-table-cell/>
        </table:table-row>
        <table:table-row table:style-name="Table7.1">
          <table:table-cell table:style-name="Table7.A1" office:value-type="string">
            <text:p text:style-name="P24">πολλῇ οῦν ταράχῃ πρὸς τὸ ὄχημα δραμὼν οἴκαδ’ ἀνεχώρησε, ἐλπίζων καὶ τότε φαντάζεσθαι τὰ πάντα. τοιοῦτο δ’ οὐπώποτ’ ἤλπιζε διὰ τὸ καθ’ ἕξιν ψέγειν τοῦς φανταζομένους.</text:p>
          </table:table-cell>
          <table:table-cell table:style-name="Table7.A1" table:number-columns-spanned="2" office:value-type="string">
            <text:p text:style-name="P1">He hurried to his car and set off for home, hoping he was imagining things, which he had never hoped before, because he didn't approve of imagination. </text:p>
          </table:table-cell>
          <table:covered-table-cell/>
        </table:table-row>
        <table:table-row table:style-name="Table7.1">
          <table:table-cell table:style-name="Table7.A1" office:value-type="string">
            <text:p text:style-name="P24">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7.A1" table:number-columns-spanned="2" office:value-type="string">
            <text:p text:style-name="P1">As he pulled into the driveway of number four, the first thing he saw -- and it didn't improve his mood -- was the tabby cat he'd spotted that morning. It was now sitting on his garden wall. He was sure it was the same one; it had the same markings around its eyes.</text:p>
          </table:table-cell>
          <table:covered-table-cell/>
        </table:table-row>
        <table:table-row table:style-name="Table7.1">
          <table:table-cell table:style-name="Table7.A1" office:value-type="string">
            <text:p text:style-name="P24">Ἔρρε, ἔφη μεγάλῃ τῇ φωνῇ.</text:p>
          </table:table-cell>
          <table:table-cell table:style-name="Table7.A1" table:number-columns-spanned="2" office:value-type="string">
            <text:p text:style-name="P1">"Shoo!" said Mr. Dursley loudly. </text:p>
          </table:table-cell>
          <table:covered-table-cell/>
        </table:table-row>
        <table:table-row table:style-name="Table7.1">
          <table:table-cell table:style-name="Table7.A1" office:value-type="string">
            <text:p text:style-name="P24">ὁ δ’ οὐκ ἀπῆλθεν, <text:span text:style-name="T17">ἔ</text:span>μεινε δέ νᾶπυ βλέπων.</text:p>
          </table:table-cell>
          <table:table-cell table:style-name="Table7.A1" table:number-columns-spanned="2" office:value-type="string">
            <text:p text:style-name="P1">The cat didn't move. It just gave him a stern look.</text:p>
          </table:table-cell>
          <table:covered-table-cell/>
        </table:table-row>
        <table:table-row table:style-name="Table7.1">
          <table:table-cell table:style-name="Table7.A1" office:value-type="string">
            <text:p text:style-name="P24"><text:s/>ἐκεῖνος δέ φιλοσοφῶν διελογίζετο πρὸς ἑαυτὸν εἰ οἶ αἴλουροι φύσει οὕτω διάκεινται.</text:p>
          </table:table-cell>
          <table:table-cell table:style-name="Table7.A1" table:number-columns-spanned="2" office:value-type="string">
            <text:p text:style-name="P1">Was this normal cat behavior? Mr. Dursley wondered.</text:p>
          </table:table-cell>
          <table:covered-table-cell/>
        </table:table-row>
        <table:table-row table:style-name="Table7.1">
          <table:table-cell table:style-name="Table7.A1" office:value-type="string">
            <text:p text:style-name="P24">φόβον δέ διαλύσας, εἰς τὴν οἰκίαν εἰσῆλθε μέλλων οὐδὲν τῶν τοιούτων εἰπεῖν τῇ γυναικί.</text:p>
          </table:table-cell>
          <table:table-cell table:style-name="Table7.A1" table:number-columns-spanned="2" office:value-type="string">
            <text:p text:style-name="P1">Trying to pull himself together, he let himself into the house. He was still determined not to mention anything to his wife. </text:p>
          </table:table-cell>
          <table:covered-table-cell/>
        </table:table-row>
        <table:table-row table:style-name="Table7.1">
          <table:table-cell table:style-name="Table7.A1" office:value-type="string">
            <text:p text:style-name="P24">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7.A1" table:number-columns-spanned="2" office:value-type="string">
            <text:p text:style-name="P1">Mrs. Dursley had had a nice, normal day. She told him over dinner all about Mrs. Next Door's problems with her daughter and how Dudley had learned a new word ("Won't!").</text:p>
          </table:table-cell>
          <table:covered-table-cell/>
        </table:table-row>
        <table:table-row table:style-name="Table7.1">
          <table:table-cell table:style-name="Table7.A1" office:value-type="string">
            <text:p text:style-name="P24">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7.A1" table:number-columns-spanned="2" office:value-type="string">
            <text:p text:style-name="P1">Mr. Dursley tried to act normally. When Dudley had been put to bed, he went into the living room in time to catch the last report on the evening news:</text:p>
          </table:table-cell>
          <table:covered-table-cell/>
        </table:table-row>
        <table:table-row table:style-name="Table7.1">
          <table:table-cell table:style-name="Table7.A1" office:value-type="string">
            <text:p text:style-name="P24">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7.A1" table:number-columns-spanned="2" office:value-type="string">
            <text:p text:style-name="P1">"And finally, bird-watchers everywhere have reported that the nation's owls have been behaving very unusually today.</text:p>
          </table:table-cell>
          <table:covered-table-cell/>
        </table:table-row>
        <table:table-row table:style-name="Table7.1">
          <table:table-cell table:style-name="Table7.A1" office:value-type="string">
            <text:p text:style-name="P24">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24">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7.A1" table:number-columns-spanned="2" office:value-type="string">
            <text:p text:style-name="P1">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covered-table-cell/>
        </table:table-row>
        <table:table-row table:style-name="Table7.1">
          <table:table-cell table:style-name="Table7.A1" office:value-type="string">
            <text:p text:style-name="P24">καὶ ὑπογελάσας τι ὁ ἀναγνώστης Φεῦ τῆς ἀτοπίας, ἔφη τελευτῶν, τοῦ μετεωρολογικοῦ ἤδη παρόντος.</text:p>
          </table:table-cell>
          <table:table-cell table:style-name="Table7.A1" table:number-columns-spanned="2" office:value-type="string">
            <text:p text:style-name="P1">The newscaster allowed himself a grin. "Most mysterious. And now, over to Jim McGuffin with the weather. </text:p>
          </table:table-cell>
          <table:covered-table-cell/>
        </table:table-row>
        <table:table-row table:style-name="Table7.1">
          <table:table-cell table:style-name="Table7.A1" office:value-type="string">
            <text:p text:style-name="P24">Τί δέ δή,- πόσαι ψιάδες, ἔφη, ὦ θεσπέσιε, γλαυκόφοροι ὀψιαίτερον γενήσονται<text:span text:style-name="T19">;</text:span> </text:p>
          </table:table-cell>
          <table:table-cell table:style-name="Table7.A1" table:number-columns-spanned="2" office:value-type="string">
            <text:p text:style-name="P1">Going to be any more showers of owls tonight, Jim?" </text:p>
          </table:table-cell>
          <table:covered-table-cell/>
        </table:table-row>
        <text:soft-page-break/>
        <table:table-row table:style-name="Table7.1">
          <table:table-cell table:style-name="Table7.A1" office:value-type="string">
            <text:p text:style-name="P24"><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7.A1" table:number-columns-spanned="2" office:value-type="string">
            <text:p text:style-name="P1">"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covered-table-cell/>
        </table:table-row>
        <table:table-row table:style-name="Table7.1">
          <table:table-cell table:style-name="Table7.A1" office:value-type="string">
            <text:p text:style-name="P24">ἀλλ’ ἴσως τὴν ἑορτὴν πρωῒ ἄγουσί τινες τὴν τοῦ Πυριφάτου. Ὑμᾶς δέ δι’ ὀλίγου, ὦ ἄνδρες, περιμένειν χρὴ τόν γε καιρόν. ὅμως δ’ οὖν</text:p>
            <text:p text:style-name="P24">προλέγω τόδ’, ὡς ὑσθήσεσθε πάντες τῆσδε τῆς νυκτός.</text:p>
          </table:table-cell>
          <table:table-cell table:style-name="Table7.A1" table:number-columns-spanned="2" office:value-type="string">
            <text:p text:style-name="P1">Perhaps people have been celebrating Bonfire Night early -- it's not until next week, folks! But I can promise a wet night tonight." </text:p>
          </table:table-cell>
          <table:covered-table-cell/>
        </table:table-row>
        <table:table-row table:style-name="Table7.1">
          <table:table-cell table:style-name="Table7.A1" office:value-type="string">
            <text:p text:style-name="P24">ὁ δὲ Δούρσλειος ἐν θρόνῳ ὥσπερ ἐμβεβροντημένος ἐκάθητο καὶ τοιάδε πρὸς ἑαυτὸν 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7.A1" table:number-columns-spanned="2" office:value-type="string">
            <text:p text:style-name="P1">Mr. Dursley sat frozen in his armchair. Shooting stars all over Britain? Owls flying by daylight? Mysterious people in cloaks all over the place? And a whisper, a whisper about the Potters... </text:p>
          </table:table-cell>
          <table:covered-table-cell/>
        </table:table-row>
        <table:table-row table:style-name="Table7.1">
          <table:table-cell table:style-name="Table7.A1" office:value-type="string">
            <text:p text:style-name="P24">τῆς δέ γυναικὸς εἰσελθούσης ποτὸν φερούσης, οὐκέτι σιωπᾶν οἶός τ’ ἦν.</text:p>
          </table:table-cell>
          <table:table-cell table:style-name="Table7.A1" table:number-columns-spanned="2" office:value-type="string">
            <text:p text:style-name="P1">Mrs. Dursley came into the living room carrying two cups of tea. It was no good. He'd have to say something to her.</text:p>
          </table:table-cell>
          <table:covered-table-cell/>
        </table:table-row>
        <table:table-row table:style-name="Table7.1">
          <table:table-cell table:style-name="Table7.A1" office:value-type="string">
            <text:p text:style-name="P24">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7.A1" table:number-columns-spanned="2" office:value-type="string">
            <text:p text:style-name="P1">He cleared his throat nervously. "Er -- Petunia, dear -- you haven't heard from your sister lately, have you?" As he had expected, Mrs. Dursley looked shocked and angry. After all, they normally pretended she didn't have a sister. </text:p>
          </table:table-cell>
          <table:covered-table-cell/>
        </table:table-row>
        <table:table-row table:style-name="Table7.1">
          <table:table-cell table:style-name="Table7.A1" office:value-type="string">
            <text:p text:style-name="P24">καὶ τότ’ οῦκ <text:span text:style-name="T20">ἔ</text:span>φη ἀκοῦσαι, διὰ τί τοῦτ’ ἤρετο ἐθέλουσα μαθεῖν.</text:p>
          </table:table-cell>
          <table:table-cell table:style-name="Table7.A1" table:number-columns-spanned="2" office:value-type="string">
            <text:p text:style-name="P1">"No," she said sharply. "Why?"</text:p>
          </table:table-cell>
          <table:covered-table-cell/>
        </table:table-row>
        <table:table-row table:style-name="Table7.1">
          <table:table-cell table:style-name="Table7.A1" office:value-type="string">
            <text:p text:style-name="P24">Πολλὰ γὰρ καὶ ἄτοπα ἐγένετο, ἔφη, οἶα γλαῦκές τε καὶ ἀστέρες, καὶ ἅνθρωποι ξένοι ἐν τῇ ἀγορᾷ...</text:p>
          </table:table-cell>
          <table:table-cell table:style-name="Table7.A1" table:number-columns-spanned="2" office:value-type="string">
            <text:p text:style-name="P1">"Funny stuff on the news," Mr. Dursley mumbled. "Owls... shooting stars... and there were a lot of funny-looking people in town today..." </text:p>
          </table:table-cell>
          <table:covered-table-cell/>
        </table:table-row>
        <table:table-row table:style-name="Table7.1">
          <table:table-cell table:style-name="Table7.A1" office:value-type="string">
            <text:p text:style-name="P24">ἡ δ’ ὑπολαβοῦσα Τί δέ,· ἔφη.</text:p>
          </table:table-cell>
          <table:table-cell table:style-name="Table7.A1" table:number-columns-spanned="2" office:value-type="string">
            <text:p text:style-name="P1">"So?" snapped Mrs. Dursley. </text:p>
          </table:table-cell>
          <table:covered-table-cell/>
        </table:table-row>
        <table:table-row table:style-name="Table7.1">
          <table:table-cell table:style-name="Table7.A1" office:value-type="string">
            <text:p text:style-name="P24">Ἀλλ’ ἐνεδοιαζόμην εἰ ταῦτ’ εἶέν που πρὸς τὰ σά...</text:p>
          </table:table-cell>
          <table:table-cell table:style-name="Table7.A1" table:number-columns-spanned="2" office:value-type="string">
            <text:p text:style-name="P1">"Well, I just thought... maybe... it was something to do with... you know... her crowd."</text:p>
          </table:table-cell>
          <table:covered-table-cell/>
        </table:table-row>
        <table:table-row table:style-name="Table7.1">
          <table:table-cell table:style-name="Table7.A1" table:number-columns-spanned="2" office:value-type="string">
            <text:p text:style-name="P25">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covered-table-cell/>
          <table:table-cell table:style-name="Table7.A1" office:value-type="string">
            <text:p text:style-name="P2">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row table:style-name="Table7.1">
          <table:table-cell table:style-name="Table7.A1" table:number-columns-spanned="2" office:value-type="string">
            <text:p text:style-name="P25">Εἰκός, <text:span text:style-name="T22">ἔ</text:span>φη σκυθρωπάζουσα.</text:p>
          </table:table-cell>
          <table:covered-table-cell/>
          <table:table-cell table:style-name="Table7.A1" office:value-type="string">
            <text:p text:style-name="P2">"I suppose so," said Mrs. Dursley stiffly. </text:p>
          </table:table-cell>
        </table:table-row>
        <table:table-row table:style-name="Table7.1">
          <table:table-cell table:style-name="Table7.A1" table:number-columns-spanned="2" office:value-type="string">
            <text:p text:style-name="P25">Ποῖον ἄρ’ ἐστὶν ὄνομα αὐτῲ,· ἦ Αὕαρδος;</text:p>
          </table:table-cell>
          <table:covered-table-cell/>
          <table:table-cell table:style-name="Table7.A1" office:value-type="string">
            <text:p text:style-name="P2">"What's his name again? Howard, isn't it?" </text:p>
          </table:table-cell>
        </table:table-row>
        <text:soft-page-break/>
        <table:table-row table:style-name="Table7.1">
          <table:table-cell table:style-name="Table7.A1" table:number-columns-spanned="2" office:value-type="string">
            <text:p text:style-name="P25">Ἄρειος μὲν οὖν. ἄμουσόν γε καὶ δουλοπρεπές ὡς <text:span text:style-name="T23">ἔ</text:span>μοιγε δοκεῖ.</text:p>
          </table:table-cell>
          <table:covered-table-cell/>
          <table:table-cell table:style-name="Table7.A1" office:value-type="string">
            <text:p text:style-name="P2">"Harry. Nasty, common name, if you ask me." </text:p>
          </table:table-cell>
        </table:table-row>
        <table:table-row table:style-name="Table7.1">
          <table:table-cell table:style-name="Table7.A1" table:number-columns-spanned="2" office:value-type="string">
            <text:p text:style-name="P25">Οἶμαι ἔγωγε, ἔφη ἀθυμῶν.</text:p>
          </table:table-cell>
          <table:covered-table-cell/>
          <table:table-cell table:style-name="Table7.A1" office:value-type="string">
            <text:p text:style-name="P2">"Oh, yes," said Mr. Dursley, his heart sinking horribly. "Yes, I quite agree." </text:p>
          </table:table-cell>
        </table:table-row>
        <table:table-row table:style-name="Table7.1">
          <table:table-cell table:style-name="Table7.A1" table:number-columns-spanned="2" office:value-type="string">
            <text:p text:style-name="P25">οὐδὲν μὲν ἄλλο περὶ τούτων εἰπὼν εἰς τὸ ὑπερῷον ἀνέβη μετ’αὐτῆς πρὸς κλίνην.</text:p>
          </table:table-cell>
          <table:covered-table-cell/>
          <table:table-cell table:style-name="Table7.A1" office:value-type="string">
            <text:p text:style-name="P2">He didn't say another word on the subject as they went upstairs to bed. </text:p>
          </table:table-cell>
        </table:table-row>
        <table:table-row table:style-name="Table7.1">
          <table:table-cell table:style-name="Table7.A1" table:number-columns-spanned="2" office:value-type="string">
            <text:p text:style-name="P25">6 ΑΡΕΙΟΣ ΠΟΤΗΡ</text:p>
          </table:table-cell>
          <table:covered-table-cell/>
          <table:table-cell table:style-name="Table7.A1" office:value-type="string">
            <text:p text:style-name="Standard"/>
          </table:table-cell>
        </table:table-row>
        <table:table-row table:style-name="Table7.1">
          <table:table-cell table:style-name="Table7.A1" table:number-columns-spanned="2" office:value-type="string">
            <text:p text:style-name="P25">λουομένης δ’ αὐτῆς, πρὸς τὴν θυρίδα ἑρπύσας ἔβλεψε κάτω πρὸς τὸν πρὸ τῆς οἰκίας κῆπον. </text:p>
          </table:table-cell>
          <table:covered-table-cell/>
          <table:table-cell table:style-name="Table7.A1" office:value-type="string">
            <text:p text:style-name="P2">While Mrs. Dursley was in the bathroom, Mr. Dursley crept to the bedroom window and peered down into the front garden. </text:p>
            <text:p text:style-name="P2"/>
          </table:table-cell>
        </table:table-row>
        <table:table-row table:style-name="Table7.1">
          <table:table-cell table:style-name="Table7.A1" table:number-columns-spanned="2" office:value-type="string">
            <text:p text:style-name="P25">καί ἰδοῦ ὁ αἴλουρος <text:span text:style-name="T23">ἔ</text:span>τι παρὼν αὐτόθι διασκοπεῖ ὡς ἐπιτηρῶν τι. </text:p>
          </table:table-cell>
          <table:covered-table-cell/>
          <table:table-cell table:style-name="Table7.A1" office:value-type="string">
            <text:p text:style-name="P2">The cat was still there. It was staring down Privet Drive as though it were waiting for something. </text:p>
          </table:table-cell>
        </table:table-row>
        <table:table-row table:style-name="Table7.1">
          <table:table-cell table:style-name="Table7.A1" table:number-columns-spanned="2" office:value-type="string">
            <text:p text:style-name="P25">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covered-table-cell/>
          <table:table-cell table:style-name="Table7.A1" office:value-type="string">
            <text:p text:style-name="P2">Was he imagining things? Could all this have anything to do with the Potters? If it did... if it got out that they were related to a pair of -- well, he didn't think he could bear it. </text:p>
          </table:table-cell>
        </table:table-row>
        <table:table-row table:style-name="Table7.1">
          <table:table-cell table:style-name="Table7.A1" table:number-columns-spanned="2" office:value-type="string">
            <text:p text:style-name="P25">ἀναβεβηκότων δ ’ οὖν εἰς εὐνήν, ἡ μέν εὐθέως εἷς ὕπνον ἔπεσεν, ὁ δ’ ἀγρυπνῶν ἅπαντ’ ἐν νῷ ἔστρεφε· </text:p>
          </table:table-cell>
          <table:covered-table-cell/>
          <table:table-cell table:style-name="Table7.A1" office:value-type="string">
            <text:p text:style-name="P2">The Dursleys got into bed. Mrs. Dursley fell asleep quickly but Mr. Dursley lay awake, turning it all over in his mind.</text:p>
          </table:table-cell>
        </table:table-row>
        <table:table-row table:style-name="Table7.1">
          <table:table-cell table:style-name="Table7.A1" table:number-columns-spanned="2" office:value-type="string">
            <text:p text:style-name="P25">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covered-table-cell/>
          <table:table-cell table:style-name="Table7.A1" office:value-type="string">
            <text:p text:style-name="P2">His last, comforting thought before he fell asleep was that even if the Potters were involved, there was no reason for them to come near him and Mrs. Dursley.</text:p>
          </table:table-cell>
        </table:table-row>
        <table:table-row table:style-name="Table7.1">
          <table:table-cell table:style-name="Table7.A1" table:number-columns-spanned="2" office:value-type="string">
            <text:p text:style-name="P25">εἰ δέ νοσοίη τι τὰ τῆς γῆς οὐδὲν ἂν κινδυνεύειν αὐτοὶ βλαφθῆναι. καῖ τοιαῦτ’ ἐν νῷ <text:span text:style-name="T24">ἔ</text:span>τι στρέφων ὕπνου ἔτυχεν. οὐδὲν γὰρ πάρειναι ῶς οἷόν τε βλάπτειν αὐτούς. ταύτης δέ τῆς γνώμης πάνυ ἡμάρτητο.</text:p>
          </table:table-cell>
          <table:covered-table-cell/>
          <table:table-cell table:style-name="Table7.A1" office:value-type="string">
            <text:p text:style-name="P2">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7.1">
          <table:table-cell table:style-name="Table7.A1" table:number-columns-spanned="2" office:value-type="string">
            <text:p text:style-name="P25">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25">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25">ἐν ὁδῷ. </text:p>
          </table:table-cell>
          <table:covered-table-cell/>
          <table:table-cell table:style-name="Table7.A1" office:value-type="string">
            <text:p text:style-name="P2">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7.1">
          <table:table-cell table:style-name="Table7.A1" table:number-columns-spanned="2" office:value-type="string">
            <text:p text:style-name="P25">ὁ δ’ ἄφνω ἐφάνη κατὰ σιωπὴν οὕτως ὥστε δόξαι ἀνακύψας ἀπὸ τῆς γαίας. </text:p>
          </table:table-cell>
          <table:covered-table-cell/>
          <table:table-cell table:style-name="Table7.A1" office:value-type="string">
            <text:p text:style-name="P2">A man appeared on the corner the cat had been watching, appeared so suddenly and silently you'd have thought he'd just popped out of the ground.</text:p>
          </table:table-cell>
        </table:table-row>
        <text:soft-page-break/>
        <table:table-row table:style-name="Table7.1">
          <table:table-cell table:style-name="Table7.A1" table:number-columns-spanned="2" office:value-type="string">
            <text:p text:style-name="P25">ὁ δ ’ αἴλουρος τὰς ὀφρῦς ἀνεσπακὼς ε”σηνέ τι τῇ οὐρᾷ.</text:p>
          </table:table-cell>
          <table:covered-table-cell/>
          <table:table-cell table:style-name="Table7.A1" office:value-type="string">
            <text:p text:style-name="P2">The cat's tail twitched and its eyes narrowed.</text:p>
          </table:table-cell>
        </table:table-row>
        <table:table-row table:style-name="Table7.1">
          <table:table-cell table:style-name="Table7.A1" table:number-columns-spanned="2" office:value-type="string">
            <text:p text:style-name="P25">τὸν γὰρ τοιοῦτον ἄνθρωπον οὐδεὶς τῶν περιοικούντων οὐπώποτ’ εἶδεν.</text:p>
          </table:table-cell>
          <table:covered-table-cell/>
          <table:table-cell table:style-name="Table7.A1" office:value-type="string">
            <text:p text:style-name="P2">Nothing like this man had ever been seen on Privet Drive.</text:p>
          </table:table-cell>
        </table:table-row>
        <table:table-row table:style-name="Table7.1">
          <table:table-cell table:style-name="Table7.A1" table:number-columns-spanned="2" office:value-type="string">
            <text:p text:style-name="P25">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covered-table-cell/>
          <table:table-cell table:style-name="Table7.A1" office:value-type="string">
            <text:p text:style-name="P2">He was tall, thin, and very old, judging by the silver of his hair and beard, which were both long enough to tuck into his belt. </text:p>
          </table:table-cell>
        </table:table-row>
        <table:table-row table:style-name="Table7.1">
          <table:table-cell table:style-name="Table7.A1" table:number-columns-spanned="2" office:value-type="string">
            <text:p text:style-name="P25">τὴν δέ χλαῖναν - ταναὴ δ’ ἦν καί πορφυρᾶ - μέχρι τῶν σφυρῶν ἔσυρε, καί μεγάλους εἶχε κοθόρνους περοναῖς συνδεδεμένους.</text:p>
          </table:table-cell>
          <table:covered-table-cell/>
          <table:table-cell table:style-name="Table7.A1" office:value-type="string">
            <text:p text:style-name="P2">He was wearing long robes, a purple cloak that swept the ground, and high-heeled, buckled boots. </text:p>
          </table:table-cell>
        </table:table-row>
        <table:table-row table:style-name="Table7.1">
          <table:table-cell table:style-name="Table7.A1" table:number-columns-spanned="2" office:value-type="string">
            <text:p text:style-name="P25">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covered-table-cell/>
          <table:table-cell table:style-name="Table7.A1" office:value-type="string">
            <text:p text:style-name="P2">His blue eyes were light, bright, and sparkling behind half-moon spectacles and his nose was very long and crooked, as though it had been broken at least twice.</text:p>
          </table:table-cell>
        </table:table-row>
        <table:table-row table:style-name="Table7.1">
          <table:table-cell table:style-name="Table7.A1" table:number-columns-spanned="2" office:value-type="string">
            <text:p text:style-name="P25">ὄνομα δ’ ἦν αὐτῷ ’Ἀλβος Διμπλόδωρος.</text:p>
          </table:table-cell>
          <table:covered-table-cell/>
          <table:table-cell table:style-name="Table7.A1" office:value-type="string">
            <text:p text:style-name="P2">This man's name was Albus Dumbledore. </text:p>
          </table:table-cell>
        </table:table-row>
        <table:table-row table:style-name="Table7.1">
          <table:table-cell table:style-name="Table7.A1" table:number-columns-spanned="2" office:value-type="string">
            <text:p text:style-name="P25">ἀφικόμενος δὲ δῆλος ἦν ἀγνοῶν ὅτι οὐδέν περὶ αὐτοῦ ἀρέσκει τοῖς ἐκεῖ οἰκοῦσιν, οὔτε τοῦνομα οὔθ’ οἱ κόθορνοι.</text:p>
          </table:table-cell>
          <table:covered-table-cell/>
          <table:table-cell table:style-name="Table7.A1" office:value-type="string">
            <text:p text:style-name="P2">Albus Dumbledore didn't seem to realize that he had just arrived in a street where everything from his name to his boots was unwelcome.</text:p>
          </table:table-cell>
        </table:table-row>
        <table:table-row table:style-name="Table7.1">
          <table:table-cell table:style-name="Table7.A1" table:number-columns-spanned="2" office:value-type="string">
            <text:p text:style-name="P25">καὶ ζητῶν τι ὑπὸ τῇ χλαίνῃ κεκρυμμένον, οὐ συνῄδει ἑαυτῷ ἐπιτηρούμενος ὑπὸ τοῦ αἰλούρου· κατιδὼν δ’ αὐτὸν αὐτόθεν <text:span text:style-name="T25">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covered-table-cell/>
          <table:table-cell table:style-name="Table7.A1" office:value-type="string">
            <text:p text:style-name="P2">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7.1">
          <table:table-cell table:style-name="Table7.A1" table:number-columns-spanned="2" office:value-type="string">
            <text:p text:style-name="P25">ἀνοίξας δ ’ αὐτὸ καὶ χειρὶ ἐκτείνας, ἄφνω ἔσβεσε τὸν λύχνον τὸν ἐγγύτατον, ὃς καὶ μικρόν τινα ψόφον παρέσχε σβεννύμενος. </text:p>
          </table:table-cell>
          <table:covered-table-cell/>
          <table:table-cell table:style-name="Table7.A1" office:value-type="string">
            <text:p text:style-name="P2">He flicked it open, held it up in the air, and clicked it. The nearest street lamp went out with a little pop. He clicked it again -- the next lamp flickered into darkness. </text:p>
          </table:table-cell>
        </table:table-row>
        <table:table-row table:style-name="Table7.1">
          <table:table-cell table:style-name="Table7.A1" table:number-columns-spanned="2" office:value-type="string">
            <text:p text:style-name="P25">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covered-table-cell/>
          <table:table-cell table:style-name="Table7.A1" office:value-type="string">
            <text:p text:style-name="P2">Twelve times he clicked the Put-Outer, until the only lights left on the whole street were two tiny pinpricks in the distance, which were the eyes of the cat watching him.</text:p>
          </table:table-cell>
        </table:table-row>
        <table:table-row table:style-name="Table7.1">
          <table:table-cell table:style-name="Table7.A1" table:number-columns-spanned="2" office:value-type="string">
            <text:p text:style-name="P29">ΠΕΡΙ ΤΟΥ ΠΑΙΔΟΣ ΤΟΥΕΠΙΒῙΟΝΤΟΣ 7</text:p>
          </table:table-cell>
          <table:covered-table-cell/>
          <table:table-cell table:style-name="Table7.A1" office:value-type="string">
            <text:p text:style-name="P29"/>
          </table:table-cell>
        </table:table-row>
        <text:soft-page-break/>
        <table:table-row table:style-name="Table7.1">
          <table:table-cell table:style-name="Table7.A1" table:number-columns-spanned="2" office:value-type="string">
            <text:p text:style-name="P29">καί γὰρ ἡ Δουρσλεία αὐτὴ ἐκ θυρίδος εἰ τύχοι βλεψάσα εἰκάσαι οὐκ ἂν δύναιτο τί ἐν ὁδῷ γίγνεται.</text:p>
          </table:table-cell>
          <table:covered-table-cell/>
          <table:table-cell table:style-name="Table7.A1" office:value-type="string">
            <text:p text:style-name="P29">If anyone looked out of their window now, even beady-eyed Mrs. Dursley, they wouldn't be able to see anything that was happening down on the pavement.</text:p>
          </table:table-cell>
        </table:table-row>
        <table:table-row table:style-name="Table7.1">
          <table:table-cell table:style-name="Table7.A1" table:number-columns-spanned="2" office:value-type="string">
            <text:p text:style-name="P29">ἀποθεὶς δὲ τὸ σβεντήριον, καὶ προσελθὼν ἐπὶ τὴν οἰκίαν τὴν τετάρτην, παρὰ τῷ αἰλούρῳ κάθηται ἐπὶ τῴ τειχίῳ.</text:p>
          </table:table-cell>
          <table:covered-table-cell/>
          <table:table-cell table:style-name="Table7.A1" office:value-type="string">
            <text:p text:style-name="P29">Dumbledore slipped the Put-Outer back inside his cloak and set off down the street toward number four, where he sat down on the wall next to the cat.</text:p>
          </table:table-cell>
        </table:table-row>
        <table:table-row table:style-name="Table7.1">
          <table:table-cell table:style-name="Table7.A1" table:number-columns-spanned="2" office:value-type="string">
            <text:p text:style-name="P29">ἀλλ’ οὐκ ἔβλεψε πρὸς αὐτόν, διὰ δ’ ὀλίγου Χαῖρε, ὦ σοφίστρια, ἔφη, Μαγονωγαλέαν λέγω.</text:p>
          </table:table-cell>
          <table:covered-table-cell/>
          <table:table-cell table:style-name="Table7.A1" office:value-type="string">
            <text:p text:style-name="P29">He didn't look at it, but after a moment he spoke to it. "Fancy seeing you here, Professor McGonagall."</text:p>
          </table:table-cell>
        </table:table-row>
        <table:table-row table:style-name="Table7.1">
          <table:table-cell table:style-name="Table7.A1" table:number-columns-spanned="2" office:value-type="string">
            <text:p text:style-name="P29">γελάσας δέ καὶ μεταστρεψάμενος αἴλουρον μὲν οὐκέτι θεωρεῖ, γυναῖκα δέ. ἡ δέ δριμύ βλέπει, ῶς δίοπτρα φοροῦσα τετράγωνα ὁμοιότατα ὅντα τοῖς ὑπὲρ τῶν τοῦ αἰλούρου ὀφρέων γεγραμμένοις.</text:p>
          </table:table-cell>
          <table:covered-table-cell/>
          <table:table-cell table:style-name="Table7.A1" office:value-type="string">
            <text:p text:style-name="P29">He turned to smile at the tabby, but it had gone. Instead he was smiling at a rather severe-looking woman who was wearing square glasses exactly the shape of the markings the cat had had around its eyes.</text:p>
          </table:table-cell>
        </table:table-row>
        <table:table-row table:style-name="Table7.1">
          <table:table-cell table:style-name="Table7.A1" table:number-columns-spanned="2" office:value-type="string">
            <text:p text:style-name="P29">χλαῖναν δ’ ἐφόρει πρασίνην, τῶν δέ τριχῶν μελαίνων καί βεβαίως ἐκτενισμένων κρωβύλον ἀνεδήσατο.</text:p>
          </table:table-cell>
          <table:covered-table-cell/>
          <table:table-cell table:style-name="Table7.A1" office:value-type="string">
            <text:p text:style-name="P29">She, too, was wearing a cloak, an emerald one. Her black hair was drawn into a tight bun. </text:p>
          </table:table-cell>
        </table:table-row>
        <table:table-row table:style-name="Table7.1">
          <table:table-cell table:style-name="Table7.A1" table:number-columns-spanned="2" office:value-type="string">
            <text:p text:style-name="P29">καί χαλεπῶς φέρουσα Πῶς ἔγνως με, ἔφη, ἥτις εἰμί;</text:p>
          </table:table-cell>
          <table:covered-table-cell/>
          <table:table-cell table:style-name="Table7.A1" office:value-type="string">
            <text:p text:style-name="P29">She looked distinctly ruffled. "How did you know it was me?" she asked. </text:p>
            <text:p text:style-name="P29"/>
          </table:table-cell>
        </table:table-row>
        <table:table-row table:style-name="Table7.1">
          <table:table-cell table:style-name="Table7.A1" table:number-columns-spanned="2" office:value-type="string">
            <text:p text:style-name="P29">Ᾱῖλουρον γὰρ οὐχ ἑώρακα, ἔφη, ὦ δαιμονία, οὕτως ὁμοιούμενον εἰκόνι τινί ἀκινήτῳ.</text:p>
          </table:table-cell>
          <table:covered-table-cell/>
          <table:table-cell table:style-name="Table7.A1" office:value-type="string">
            <text:p text:style-name="P29">"My dear Professor, I 've never seen a cat sit so stiffly."</text:p>
          </table:table-cell>
        </table:table-row>
        <table:table-row table:style-name="Table7.1">
          <table:table-cell table:style-name="Table7.A1" table:number-columns-spanned="2" office:value-type="string">
            <text:p text:style-name="P29">Εἰκόνι γὰρ καὶ σὺ ὁμοῖος ἂν εἴης, ἔφη, πᾶσαν τὴν ἡμέραν ἐν τείχει ὀκλάζων.</text:p>
          </table:table-cell>
          <table:covered-table-cell/>
          <table:table-cell table:style-name="Table7.A1" office:value-type="string">
            <text:p text:style-name="P29"/>
            <text:p text:style-name="P29">"You'd be stiff if you'd been sitting on a brick wall all day," said Professor McGonagall.</text:p>
          </table:table-cell>
        </table:table-row>
        <table:table-row table:style-name="Table7.1">
          <table:table-cell table:style-name="Table7.A1" table:number-columns-spanned="2" office:value-type="string">
            <text:p text:style-name="P29">Ἦ πᾶσαν λέγεις, ἐξὸν ἑορτάζειν,· ἑορτὰς γὰρ ἄγοντας πολλοὺς δὴ εἶδον ὁδοιπορῶν.</text:p>
          </table:table-cell>
          <table:covered-table-cell/>
          <table:table-cell table:style-name="Table7.A1" office:value-type="string">
            <text:p text:style-name="P29">"All day? When you could have been celebrating? I must have passed a dozen feasts and parties on my way here." <text:s/></text:p>
          </table:table-cell>
        </table:table-row>
        <table:table-row table:style-name="Table7.1">
          <table:table-cell table:style-name="Table7.A1" table:number-columns-spanned="2" office:value-type="string">
            <text:p text:style-name="P29">ἡ δ’ ἀγανακτοῦσα Πάντες μὲν γὰρ ἑορτάζουσιν, οὐδενὶ δὲ μέλει τοῦ δέοντος. καὶ οἱ Μύγαλοι ἐπύθοντό τι τῶν γεγενημένων·</text:p>
          </table:table-cell>
          <table:covered-table-cell/>
          <table:table-cell table:style-name="Table7.A1" office:value-type="string">
            <text:p text:style-name="P29">Professor McGonagall sniffed angrily. "Oh yes, everyone's celebrating, all right," she said impatiently. "You'd think they'd be a bit more careful, but no -- even the Muggles have noticed something's going on.</text:p>
          </table:table-cell>
        </table:table-row>
        <table:table-row table:style-name="Table7.1">
          <table:table-cell table:style-name="Table7.A1" table:number-columns-spanned="2" office:value-type="string">
            <text:p text:style-name="P29">λόγον γάρ τινα ἥκουσα ἐν τῇδε τῇ οἰκίᾳ γλαυκῶν καὶ ἀστέρων πέρι.</text:p>
          </table:table-cell>
          <table:covered-table-cell/>
          <table:table-cell table:style-name="Table7.A1" office:value-type="string">
            <text:p text:style-name="P29">It was on their news." She jerked her head back at the Dursleys' dark living-room window.</text:p>
          </table:table-cell>
        </table:table-row>
        <text:soft-page-break/>
        <table:table-row table:style-name="Table7.1">
          <table:table-cell table:style-name="Table7.A1" table:number-columns-spanned="2" office:value-type="string">
            <text:p text:style-name="P29">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covered-table-cell/>
          <table:table-cell table:style-name="Table7.A1" office:value-type="string">
            <text:p text:style-name="P29">"I heard it. Flocks of owls... shooting stars.... Well, they're not completely stupid. They were bound to notice something. Shooting stars down in Kent -- I'll bet that was Dedalus Diggle. He never had much sense." </text:p>
          </table:table-cell>
        </table:table-row>
        <table:table-row table:style-name="Table7.1">
          <table:table-cell table:style-name="Table7.A1" table:number-columns-spanned="2" office:value-type="string">
            <text:p text:style-name="P29">ὁ δ’ ἠπίως ὑπολαβὼν Λοιδορεῖν μέντοι αὐτοὺς οὐ προσήκει ἡμῖν’ οἳ γὰρ ἔπαθον ἤ τι ἢ οὐδὲν ἄξιον ἑορτῆς ε”τος τουτὶ ἑνδέκατον.</text:p>
          </table:table-cell>
          <table:covered-table-cell/>
          <table:table-cell table:style-name="Table7.A1" office:value-type="string">
            <text:p text:style-name="P29">"You can't blame them," said Dumbledore gently. "We've had precious little to celebrate for eleven years." </text:p>
          </table:table-cell>
        </table:table-row>
        <table:table-row table:style-name="Table7.1">
          <table:table-cell table:style-name="Table7.A1" table:number-columns-spanned="2" office:value-type="string">
            <text:p text:style-name="P29">ἡ δὲ δυσκολαίνουσα Ἐγῷδα τοῦτ’, ἔφη· ἀλλὰ γεγηθότας ἡμᾶς οὐ δεῖ παντάπασι μαίνεσθαι.</text:p>
          </table:table-cell>
          <table:covered-table-cell/>
          <table:table-cell table:style-name="Table7.A1" office:value-type="string">
            <text:p text:style-name="P29">"I know that," said Professor McGonagall irritably. "But that's no reason to lose our heads.</text:p>
          </table:table-cell>
        </table:table-row>
        <table:table-row table:style-name="Table7.1">
          <table:table-cell table:style-name="Table7.A1" table:number-columns-spanned="2" office:value-type="string">
            <text:p text:style-name="P29">ἔνιοι γὰρ ἀμελοῦντες ὁμιλοῦσιν ἐν πόλειὥσπερ σπερμόλογοι οὐ μόνον τῆς ἡμέρας δή, ἀλλὰ καὶ φοροῦντες ἱμάτια πάνυ ἀμύγαλα.</text:p>
          </table:table-cell>
          <table:covered-table-cell/>
          <table:table-cell table:style-name="Table7.A1" office:value-type="string">
            <text:p text:style-name="P29">People are being downright careless, out on the streets in broad daylight, not even dressed in Muggle clothes, swapping rumors."</text:p>
          </table:table-cell>
        </table:table-row>
        <table:table-row table:style-name="Table7.1">
          <table:table-cell table:style-name="Table7.A1" table:number-columns-spanned="2" office:value-type="string">
            <text:p text:style-name="P29">καί παρακύπτουσα πρὸς τὸν Διμπλόδωρον ἔβλεψεν ὥς τινα τάχα ἐν νῲ ἔχοντα εἰπεῖν τι· ὁ δ’ οὐδὲν ἄρ’ εἶπεν. ἀναλαβοῦσα οὖν ἐκείνη 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able:table-cell>
          <table:covered-table-cell/>
          <table:table-cell table:style-name="Table7.A1" office:value-type="string">
            <text:p text:style-name="P29">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able:table-cell>
        </table:table-row>
        <table:table-row table:style-name="Table7.1">
          <table:table-cell table:style-name="Table7.A1" table:number-columns-spanned="2" office:value-type="string">
            <text:p text:style-name="P29">’Έμοιγε δοκεῖ, ἔφη. χάριν οὖν ε”χωμεν πολλῶν ἕνεκα. Καὶ γλύκυσμα παρατείνας ὃ καί λεμώνιον καλεῖ ἤρετο εἰ γεύσασθαι ἐθέλει· “Ηδιστόν τ’ ἐστιν, ἔφη, καὶ ὀξύτατον.</text:p>
          </table:table-cell>
          <table:covered-table-cell/>
          <table:table-cell table:style-name="Table7.A1" office:value-type="string">
            <text:p text:style-name="P29">"It certainly seems so," said Dumbledore. "We have much to be thankful for. Would you care for a lemon drop?" </text:p>
          </table:table-cell>
        </table:table-row>
        <table:table-row table:style-name="Table7.1">
          <table:table-cell table:style-name="Table7.A1" table:number-columns-spanned="2" office:value-type="string">
            <text:p text:style-name="P29">Ποῖον εἶπας,</text:p>
          </table:table-cell>
          <table:covered-table-cell/>
          <table:table-cell table:style-name="Table7.A1" office:value-type="string">
            <text:p text:style-name="P29">"A what?" </text:p>
          </table:table-cell>
        </table:table-row>
        <table:table-row table:style-name="Table7.1">
          <table:table-cell table:style-name="Table7.A1" table:number-columns-spanned="2" office:value-type="string">
            <text:p text:style-name="P29">8 ΑΡΕΙΟΣ ΠΟΤΗΡ</text:p>
          </table:table-cell>
          <table:covered-table-cell/>
          <table:table-cell table:style-name="Table7.A1" office:value-type="string">
            <text:p text:style-name="P29"/>
          </table:table-cell>
        </table:table-row>
        <table:table-row table:style-name="Table7.1">
          <table:table-cell table:style-name="Table7.A1" table:number-columns-spanned="2" office:value-type="string">
            <text:p text:style-name="P29">Ὁποῖον, ἀλλὰ λεμώνιόν ἐστιν ἡδύ τι Μυγάλοις κατεσκευασμένον ᾧ μάλιστα τέρπομαι. γεύσει δῆτα;</text:p>
          </table:table-cell>
          <table:covered-table-cell/>
          <table:table-cell table:style-name="Table7.A1" office:value-type="string">
            <text:p text:style-name="P29">"A lemon drop. They're a kind of Muggle sweet I'm rather fond of" </text:p>
          </table:table-cell>
        </table:table-row>
        <table:table-row table:style-name="Table7.1">
          <table:table-cell table:style-name="Table7.A1" table:number-columns-spanned="2" office:value-type="string">
            <text:p text:style-name="P29">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able:table-cell>
          <table:covered-table-cell/>
          <table:table-cell table:style-name="Table7.A1" office:value-type="string">
            <text:p text:style-name="P29">"No, thank you," said Professor McGonagall coldly, as though she didn't think this was the moment for lemon drops. "As I say, even if You-Know-Who has gone -" </text:p>
          </table:table-cell>
        </table:table-row>
        <text:soft-page-break/>
        <table:table-row table:style-name="Table7.1">
          <table:table-cell table:style-name="Table7.A1" table:number-columns-spanned="2" office:value-type="string">
            <text:p text:style-name="P29">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 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Φολιδομορτόν. αὐτοῦ φθέγξασθαι</text:p>
          </table:table-cell>
          <table:covered-table-cell/>
          <table:table-cell table:style-name="Table7.A1" office:value-type="string">
            <text:p text:style-name="P29">"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text:p>
          </table:table-cell>
        </table:table-row>
        <table:table-row table:style-name="Table7.1">
          <table:table-cell table:style-name="Table7.A1" table:number-columns-spanned="2" office:value-type="string">
            <text:p text:style-name="P29">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able:table-cell>
          <table:covered-table-cell/>
          <table:table-cell table:style-name="Table7.A1" office:value-type="string">
            <text:p text:style-name="P29">"I know you haven 't, said Professor McGonagall, sounding half exasperated, half admiring. "But you're different. Everyone knows you're the only one You-Know- oh, all right, Voldemort, was frightened of." </text:p>
          </table:table-cell>
        </table:table-row>
        <table:table-row table:style-name="Table7.1">
          <table:table-cell table:style-name="Table7.A1" table:number-columns-spanned="2" office:value-type="string">
            <text:p text:style-name="P29">ὁ δέ Διμπλόδωρος ἡσύχως ἔχων Κολακεύεις με, ἔφη. ὁ γὰρ Φολιδομορτὸς πολλῷ ἰσχυρότερος ὢν ἐμοῦ πολλὰς οἶδεν ἀσκεῖν τέχνας ἃς ἐγὼ οὐκ οἶδα, Σὺ γὰρ μεγαλοφρονέστερος εἶ, ἔφη, ἢ ὥστ’ ἀσκῆσαι αὐτάς.</text:p>
          </table:table-cell>
          <table:covered-table-cell/>
          <table:table-cell table:style-name="Table7.A1" office:value-type="string">
            <text:p text:style-name="P29">"You flatter me," said Dumbledore calmly. "Voldemort had powers I will never have." "Only because you're too -- well -- noble to use them."</text:p>
          </table:table-cell>
        </table:table-row>
        <table:table-row table:style-name="Table7.1">
          <table:table-cell table:style-name="Table7.A1" table:number-columns-spanned="2" office:value-type="string">
            <text:p text:style-name="P29">Ἀλλ’ εὐτυχεῖς σφόδρα νυκτὸς γενομένης οὐχ ὁρῶσά με ἐρυθριῶντα. τὰ γὰρ ὁμοῖα οὐδέποτ’ ε”παθον ἐξ οὗ ἡ Πομφρεία ἐθαύμασε τὰ ἐμὰ ταινίδια, ἃ ἐφόρουν ποτέ θερμανῶν τὰ ὦτα.</text:p>
          </table:table-cell>
          <table:covered-table-cell/>
          <table:table-cell table:style-name="Table7.A1" office:value-type="string">
            <text:p text:style-name="P29">"It's lucky it's dark. I haven't blushed so much since Madam Pomfrey told me she liked my new earmuffs." </text:p>
          </table:table-cell>
        </table:table-row>
        <table:table-row table:style-name="Table7.1">
          <table:table-cell table:style-name="Table7.A1" table:number-columns-spanned="2" office:value-type="string">
            <text:p text:style-name="P29">ἡ δέ Μαγονωγαλέα ὀξὺ βλέπουσα πρὸς αὐτόν Γλαῦκας μέν, ἔφη, πετομένας περὶ οὐδενὸς ποιοῦμαι· βαρύνομαι δέ περὶ τῶν λόγων</text:p>
          </table:table-cell>
          <table:covered-table-cell/>
          <table:table-cell table:style-name="Table7.A1" office:value-type="string">
            <text:p text:style-name="P29">Professor McGonagall shot a sharp look at Dumbledore and said, "The owls are nothing next to the rumors that are flying around. You know what everyone's saying? About why he's disappeared? About what finally stopped him?"</text:p>
          </table:table-cell>
        </table:table-row>
        <text:soft-page-break/>
        <table:table-row table:style-name="Table7.1">
          <table:table-cell table:style-name="Table7.A1" table:number-columns-spanned="2" office:value-type="string">
            <text:p text:style-name="P29">τῶν κατὰ τὴν πόλιν διεσπαρμένων. ἆρ ’ ε”μαθες ὅ τι πάντες ἐρωτῶσι περὶ αὐτοῦ, διὰ τί ἐξέφυγεν ἢ τί ἐπαύσατο τῆς φυγῆς; 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 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able:table-cell>
          <table:covered-table-cell/>
          <table:table-cell table:style-name="Table7.A1" office:value-type="string">
            <text:p text:style-name="P29">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text:p>
          </table:table-cell>
        </table:table-row>
        <table:table-row table:style-name="Table7.1">
          <table:table-cell table:style-name="Table7.A1" table:number-columns-spanned="2" office:value-type="string">
            <text:p text:style-name="P29">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 τεθνήκασι.</text:p>
          </table:table-cell>
          <table:covered-table-cell/>
          <table:table-cell table:style-name="Table7.A1" office:value-type="string">
            <text:p text:style-name="P29">"What they're saying," she pressed on, "is that last night Voldemort turned up in Godric's Hollow. He went to find the Potters. The rumor is that Lily and James Potter are -- are -- that they're -- dead. “ </text:p>
          </table:table-cell>
        </table:table-row>
        <table:table-row table:style-name="Table7.1">
          <table:table-cell table:style-name="Table7.A1" table:number-columns-spanned="2" office:value-type="string">
            <text:p text:style-name="P29">ΠΕΡΙ ΤΟΥΠΑΙΔΟΣ ΤΟΥ ΕΠΙΒΙΟΝΤΟΣ 9</text:p>
          </table:table-cell>
          <table:covered-table-cell/>
          <table:table-cell table:style-name="Table7.A1" office:value-type="string">
            <text:p text:style-name="P29"/>
          </table:table-cell>
        </table:table-row>
        <table:table-row table:style-name="Table7.1">
          <table:table-cell table:style-name="Table7.A1" table:number-columns-spanned="2" office:value-type="string">
            <text:p text:style-name="P29">κατανεύσαντος δέ τοῦ Διμπλοδώρου, ἀνοιμώξασα Τεθνᾶσι δῆτ’, ὦ Ἄλβε, ἀμφότεροι οἱ Ποτῆρες, ἥ τε Λίλη καί ὁ Ἰάκωβος. Ἀλλ’ ἄπιστον τοῦτ’ ἐμοὶ πιστεῦσαι οὐ βουλομένῃ.</text:p>
          </table:table-cell>
          <table:covered-table-cell/>
          <table:table-cell table:style-name="Table7.A1" office:value-type="string">
            <text:p text:style-name="P29">Dumbledore bowed his head. Professor McGonagall gasped. "Lily and James... I can't believe it... I didn't want to believe it...Oh, Albus..."</text:p>
          </table:table-cell>
        </table:table-row>
        <table:table-row table:style-name="Table7.1">
          <table:table-cell table:style-name="Table7.A1" table:number-columns-spanned="2" office:value-type="string">
            <text:p text:style-name="P29">ὁ δέ Διμπλόδωρος ἁπτόμενος τοῦ ὤμου αὐτῆς βαρὺ στενάζων Έγῷδα, ἔφη, συντρέχω γὰρ τῷ σῴ πάθει. ’Ἀρειον τὸν Ποτῆρος ὁ Φολιδομορτὸς ἀποκτεῖναι ἐπιχειρήσας οὐκ ἐδυνήθη. ἡ δέ οὐ βεβαίᾳ τῇ φωνῇ Καὶ μὴν καί λέγουσιν ὅτι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αἰτίον τῆς φυγῆς.</text:p>
          </table:table-cell>
          <table:covered-table-cell/>
          <table:table-cell table:style-name="Table7.A1" office:value-type="string">
            <text:p text:style-name="P29">Dumbledore reached out and patted her on the shoulder. "I know... I know..." he said heavily. Professor McGonagall's voice trembled as she went on. "That's not all. They're saying he tried to kill the Potter's son, Harry. But -- he couldn't. He couldn't kill that little boy. No one knows why, or how, but they're saying that when he couldn't kill Harry Potter, Voldemort's power somehow broke -- and that's why he's gone.</text:p>
          </table:table-cell>
        </table:table-row>
        <table:table-row table:style-name="Table7.1">
          <table:table-cell table:style-name="Table7.A1" table:number-columns-spanned="2" office:value-type="string">
            <text:p text:style-name="P29">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 τοῦτο,· οὔκουν ἀνέλπιστόν τε καί ἐκ τοῦ παραδόξου μάλιστα, ἀλλ’ ὦ Ζεῦ καὶ θεοὶ πῶς ε”τυχεν ἐπιβιοὺς ὁ ’Άρειος;</text:p>
          </table:table-cell>
          <table:covered-table-cell/>
          <table:table-cell table:style-name="Table7.A1" office:value-type="string">
            <text:p text:style-name="P29">Dumbledore nodded glumly. </text:p>
            <text:p text:style-name="P29"/>
            <text:p text:style-name="P29">"It's -- it's true?" faltered Professor McGonagall. "After all he's done... all the people he's killed... he couldn't kill a little boy? It's just astounding... of all the things to stop him... but how in the name of heaven did Harry survive?" </text:p>
          </table:table-cell>
        </table:table-row>
        <text:soft-page-break/>
        <table:table-row table:style-name="Table7.1">
          <table:table-cell table:style-name="Table7.A1" table:number-columns-spanned="2" office:value-type="string">
            <text:p text:style-name="P29">’Ἀλλ’ ἴσως, ἔφη, ὑπονοεῖν μέν πάρεστιν ἡμῖν, εἰδέναι δ’ οὔκ. </text:p>
          </table:table-cell>
          <table:covered-table-cell/>
          <table:table-cell table:style-name="Table7.A1" office:value-type="string">
            <text:p text:style-name="P29">"We can only guess," said Dumbledore. "We may never know."</text:p>
          </table:table-cell>
        </table:table-row>
        <table:table-row table:style-name="Table7.1">
          <table:table-cell table:style-name="Table7.A1" table:number-columns-spanned="2" office:value-type="string">
            <text:p text:style-name="P29">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 Οὗτός γε, ἔφη. καὶ σὺ δῆτ’ οὐ μέλλεις διδάξαι διὰ τί δεῦρ’ ἥκεις εἰς αὐτὸ τοῦτο τὸ χωρίον,</text:p>
          </table:table-cell>
          <table:covered-table-cell/>
          <table:table-cell table:style-name="Table7.A1" office:value-type="string">
            <text:p text:style-name="P29">Professor McGonagall pulled out a lace handkerchief and dabbed at her eyes beneath her spectacles. Dumbledore gave a great sniff as he took a golden watch from his pocket and examined it. It was a very odd watch. It had twelve hands but no numbers; instead, little planets were moving around the edge. It must have made sense to Dumbledore, though, because he put it back in his pocket and said, "Hagrid's late. I suppose it was he who told you I'd be here, by the way?" </text:p>
          </table:table-cell>
        </table:table-row>
        <table:table-row table:style-name="Table7.1">
          <table:table-cell table:style-name="Table7.A1" table:number-columns-spanned="2" office:value-type="string">
            <text:p text:style-name="P29">’Ήκω γὰρ ἄγων τὸν ’Ἀρειον πρὸς τὴν τηθίδα καί τὸν ἄνδρα αὐτῆς, μόνους τῶν οἰκείων ζῶντας ἔτι.</text:p>
          </table:table-cell>
          <table:covered-table-cell/>
          <table:table-cell table:style-name="Table7.A1" office:value-type="string">
            <text:p text:style-name="P29">"Yes," said Professor McGonagall. "And I don't suppose you're going to tell me why you're here, of all places?" </text:p>
          </table:table-cell>
        </table:table-row>
        <table:table-row table:style-name="Table7.1">
          <table:table-cell table:style-name="Table7.A1" table:number-columns-spanned="2" office:value-type="string">
            <text:p text:style-name="P29">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able:table-cell>
          <table:covered-table-cell/>
          <table:table-cell table:style-name="Table7.A1" office:value-type="string">
            <text:p text:style-name="P29">"I've come to bring Harry to his aunt and uncle. They're the only family he has left now." </text:p>
          </table:table-cell>
        </table:table-row>
        <table:table-row table:style-name="Table7.1">
          <table:table-cell table:style-name="Table7.A1" table:number-columns-spanned="2" office:value-type="string">
            <text:p text:style-name="P29">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αὐτὴν κατὰ πᾶσαν τὴν ὁδόν. μὴ δεῦρ’ ἐλθέτω ’Άρειος Ποτήρ, ἀντιβολῶ σε.</text:p>
          </table:table-cell>
          <table:covered-table-cell/>
          <table:table-cell table:style-name="Table7.A1" office:value-type="string">
            <text:p text:style-name="P29">"You don't mean -- you can't mean the people who live here?" cried Professor McGonagall, jumping to her feet and pointing at number four. </text:p>
          </table:table-cell>
        </table:table-row>
        <table:table-row table:style-name="Table7.1">
          <table:table-cell table:style-name="Table7.A1" table:number-columns-spanned="2" office:value-type="string">
            <text:p text:style-name="P29">’Ἀριστον μέν οὖν τοῦτο τὸ χωρίον· δεήσει γὰρ ἐκεῖνους ἅτε οἰκείους ὄντας πάντ’ ἐξηγεῖσθαι αὐτῷ ἡβῶντι. διόπερ ἐπιστολὴν αὐτοῖς ἔγραψα.</text:p>
          </table:table-cell>
          <table:covered-table-cell/>
          <table:table-cell table:style-name="Table7.A1" office:value-type="string">
            <text:p text:style-name="P29">"Dumbledore -- you can't. I've been watching them all day. You couldn't find two people who are less like us. And they've got this son -- I saw him kicking his mother all the way up the street, screaming for sweets. </text:p>
          </table:table-cell>
        </table:table-row>
        <text:soft-page-break/>
        <table:table-row table:style-name="Table7.1">
          <table:table-cell table:style-name="Table7.A1" table:number-columns-spanned="2" office:value-type="string">
            <text:p text:style-name="P29">ἡ δὲ πάλιν ἐπὶ τῷ τειχίῳ καθημένη φωνὴν δ ’ ἀσθενῆ προιεμένη Ἠ καί ἐπιστολήν, ἔφη, ὤνθρωπε, πῶς γὰρ σι) ἐλπίζοις ἂν πάντα τὰ περὶ αὐτοῦ ἐξηγήσεσθαι ἐπιστολὴν δίδους, ἐκεῖνοι γὰρ οὐδέποτε</text:p>
          </table:table-cell>
          <table:covered-table-cell/>
          <table:table-cell table:style-name="Table7.A1" office:value-type="string">
            <text:p text:style-name="P29">Harry Potter come and live here!" </text:p>
            <text:p text:style-name="P29"/>
            <text:p text:style-name="P29">"It's the best place for him," said Dumbledore firmly. "His aunt and uncle will be able to explain everything to him when he's older. I've written them a letter."</text:p>
          </table:table-cell>
        </table:table-row>
        <table:table-row table:style-name="Table7.1">
          <table:table-cell table:style-name="Table7.A1" table:number-columns-spanned="2" office:value-type="string">
            <text:p text:style-name="P29">10 ΑΡΕῙΟΣ ΠΟΤΗΡ</text:p>
          </table:table-cell>
          <table:covered-table-cell/>
          <table:table-cell table:style-name="Table7.A1" office:value-type="string">
            <text:p text:style-name="P29"/>
          </table:table-cell>
        </table:table-row>
        <table:table-row table:style-name="Table7.1">
          <table:table-cell table:style-name="Table7.A1" table:number-columns-spanned="2" office:value-type="string">
            <text:p text:style-name="P29">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able:table-cell>
          <table:covered-table-cell/>
          <table:table-cell table:style-name="Table7.A1" office:value-type="string">
            <text:p text:style-name="P29">"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able:table-cell>
        </table:table-row>
        <table:table-row table:style-name="Table7.1">
          <table:table-cell table:style-name="Table7.A1" table:number-columns-spanned="2" office:value-type="string">
            <text:p text:style-name="P29">ὁ δέ σεμνὸν βλέπει· Πολλὴ δ’ ἀνάγκη, ε”φη ὑπὲρ τὰ δίοπτρα σκοπῶν. διαθρύπτουσι γάρ τοι τοὺς παῖδας οἱ ἄγαν τιμῶντες ἔτι νηπίους. βέλτιον γὰρ αὐτῷ, ὡς ἔοικε, μὴ τιμᾶσθαι διὰ συμφοράν τινα ἧς οὐδεμίαν ἀνάμνησιν λήψεται καὶ χωρὶς διαιτᾶσθαι μέχρι ἂν ἡβῶν ε”χῃ ἀπολαῦσαί τι τῆς τιμῆς.</text:p>
          </table:table-cell>
          <table:covered-table-cell/>
          <table:table-cell table:style-name="Table7.A1" office:value-type="string">
            <text:p text:style-name="P29">"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able:table-cell>
        </table:table-row>
        <table:table-row table:style-name="Table7.1">
          <table:table-cell table:style-name="Table7.A1" table:number-columns-spanned="2" office:value-type="string">
            <text:p text:style-name="P29">ἡ δ’ ε”χασκε μὲν ὡς ἀντεροῦσα, μετανοοῦσα δέ Ὀρθῶς γὰρ λέγεις, ἔφη, ὦ δαιμόνιε. ἀλλὰ πῶς δεῦρο κομισθήσεται; ἄφνω δὲ ἐξέταζε τὴν χλαῖναν αὐτοῦ, ὡς εἶκάζουσα εἰ τὸν ’Ἀρειον ἐντὸς ἀποκρύπτων τυγχάνει.</text:p>
          </table:table-cell>
          <table:covered-table-cell/>
          <table:table-cell table:style-name="Table7.A1" office:value-type="string">
            <text:p text:style-name="P29">Professor McGonagall opened her mouth, changed her mind, swallowed, and then said, "Yes -- yes, you're right, of course. But how is the boy getting here, Dumbledore?" She eyed his cloak suddenly as though she thought he might be hiding Harry underneath it. </text:p>
          </table:table-cell>
        </table:table-row>
        <table:table-row table:style-name="Table7.1">
          <table:table-cell table:style-name="Table7.A1" table:number-columns-spanned="2" office:value-type="string">
            <text:p text:style-name="P29">Κομισθήσεται δ’ ὑπὸ τοῦ Ἁγριώδου, ἦ δ’ ὅς.</text:p>
          </table:table-cell>
          <table:covered-table-cell/>
          <table:table-cell table:style-name="Table7.A1" office:value-type="string">
            <text:p text:style-name="P29">"Hagrid's bringing him." </text:p>
          </table:table-cell>
        </table:table-row>
        <table:table-row table:style-name="Table7.1">
          <table:table-cell table:style-name="Table7.A1" table:number-columns-spanned="2" office:value-type="string">
            <text:p text:style-name="P29">Ἠ ὀρθῶς φρονῶν σύ τῷ Ἁγριώδει τοσοῦτο τὸ πρᾶγμα ἐπέτρεψαςὶ Τὸν γὰρ βίον, ἔφη, αὐτῷ ἐπιτρέψαι θέλοιμ’ ἄν.</text:p>
          </table:table-cell>
          <table:covered-table-cell/>
          <table:table-cell table:style-name="Table7.A1" office:value-type="string">
            <text:p text:style-name="P29">"You think it -- wise -- to trust Hagrid with something as important as this?" I would trust Hagrid with my life," said Dumbledore. </text:p>
          </table:table-cell>
        </table:table-row>
        <text:soft-page-break/>
        <table:table-row table:style-name="Table7.1">
          <table:table-cell table:style-name="Table7.A1" table:number-columns-spanned="2" office:value-type="string">
            <text:p text:style-name="P29">Πρόθυμος μὲν γάρ ἐστι, τοῦτό γε ὁμολογῶ, ῥᾳθυμίᾳ δὲ πολλάκις χρῆται, ὡς λίαν διακείμενος πρός -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 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able:table-cell>
          <table:covered-table-cell/>
          <table:table-cell table:style-name="Table7.A1" office:value-type="string">
            <text:p text:style-name="P29">"I'm not saying his heart isn't in the right place," said Professor McGonagall grudgingly, "but you can't pretend he's not careless. He does tend to -- what was that?" 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text:p>
          </table:table-cell>
        </table:table-row>
        <table:table-row table:style-name="Table7.1">
          <table:table-cell table:style-name="Table7.A1" table:number-columns-spanned="2" office:value-type="string">
            <text:p text:style-name="P29">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καὶ ἷσχυροὺς παρεῖχε, καὶ ἐν ἀγκάλαις κομίζει χρῆμά τι σμικρὸν σπαργάνοις ἐσκεπασμένον.</text:p>
          </table:table-cell>
          <table:covered-table-cell/>
          <table:table-cell table:style-name="Table7.A1" office:value-type="string">
            <text:p text:style-name="P29">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able:table-cell>
        </table:table-row>
        <table:table-row table:style-name="Table7.1">
          <table:table-cell table:style-name="Table7.A1" table:number-columns-spanned="2" office:value-type="string">
            <text:p text:style-name="P29">ὁ δέ Διμπλόδωρος θαρρήσας “Ήκεις ἄρα, ἔφη, ὦ Ἁγρίωδες. ἀλλὰ πόθεν ἔτυχες τοῦ δικύκλου τοῦδε;</text:p>
          </table:table-cell>
          <table:covered-table-cell/>
          <table:table-cell table:style-name="Table7.A1" office:value-type="string">
            <text:p text:style-name="P29">"Hagrid," said Dumbledore, sounding relieved. "At last. And where did you get that motorcycle?" </text:p>
          </table:table-cell>
        </table:table-row>
        <table:table-row table:style-name="Table7.1">
          <table:table-cell table:style-name="Table7.A1" table:number-columns-spanned="2" office:value-type="string">
            <text:p text:style-name="P29">ὁ δέ εὐλαβῶς ἀναστὰς ἀπ’ αὐτοῦ Ἐχρησάμην, ἔφη, ὦ γένναιε· παρέσχε δέ Σείριος ὁ μέλας. ἀλλ’ ἐκεῖνον ἔχω.</text:p>
          </table:table-cell>
          <table:covered-table-cell/>
          <table:table-cell table:style-name="Table7.A1" office:value-type="string">
            <text:p text:style-name="P29">"Borrowed it, Professor Dumbledore, sit," said the giant, climbing carefully off the motorcycle as he spoke. "Young Sirius Black lent it to me. I've got him, sir." "No problems, were there?" </text:p>
          </table:table-cell>
        </table:table-row>
        <table:table-row table:style-name="Table7.1">
          <table:table-cell table:style-name="Table7.A1" table:number-columns-spanned="2" office:value-type="string">
            <text:p text:style-name="P29">ΠΕΡΙ ΤΟΥ ΠΑΙΔΟΣ ΤΟΥ ΕΠΙΒΙΟΝΤΟΣ 11</text:p>
          </table:table-cell>
          <table:covered-table-cell/>
          <table:table-cell table:style-name="Table7.A1" office:value-type="string">
            <text:p text:style-name="P29"/>
          </table:table-cell>
        </table:table-row>
        <table:table-row table:style-name="Table7.1">
          <table:table-cell table:style-name="Table7.A1" table:number-columns-spanned="2" office:value-type="string">
            <text:p text:style-name="P29">Ἀκονιτί γὰρ προύχώρησεν, Παντελῶς γε, ἦ δ’ ὅς ὁ Ἁγριώδης. τῆς γὰρ οἰκίας ὅσον οὐ διεφθαρμένης, ε”σωσα αὐτὸν πρὶν τοὺς Μυγάλους συναθροίζεσθαι. ἐντεῦθεν δ’ οὔπω ἐπτόμεθα ὑπὲρ τοῦ Βρίστολ καὶ εἰς ὕπνον ἔπεσεν.</text:p>
          </table:table-cell>
          <table:covered-table-cell/>
          <table:table-cell table:style-name="Table7.A1" office:value-type="string">
            <text:p text:style-name="P29">"No, sir -- house was almost destroyed, but I got him out all right before the Muggles started swarmin' around. He fell asleep as we was flyin' over Bristol." </text:p>
          </table:table-cell>
        </table:table-row>
        <text:soft-page-break/>
        <table:table-row table:style-name="Table7.1">
          <table:table-cell table:style-name="Table7.A1" table:number-columns-spanned="2" office:value-type="string">
            <text:p text:style-name="P29">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able:table-cell>
          <table:covered-table-cell/>
          <table:table-cell table:style-name="Table7.A1" office:value-type="string">
            <text:p text:style-name="P29">Dumbledore and Professor McGonagall bent forward over the bundle of blankets. Inside, just visible, was a baby boy, fast asleep. Under a tuft of jet-black hair over his forehead they could see a curiously shaped cut, like a bolt of lightning. </text:p>
          </table:table-cell>
        </table:table-row>
        <table:table-row table:style-name="Table7.1">
          <table:table-cell table:style-name="Table7.A1" table:number-columns-spanned="2" office:value-type="string">
            <text:p text:style-name="P29">καὶ αὕτη σιγῇ Ἠ καί αὐτὸ τοῦτο, ἔφη.</text:p>
          </table:table-cell>
          <table:covered-table-cell/>
          <table:table-cell table:style-name="Table7.A1" office:value-type="string">
            <text:p text:style-name="P29">"Is that where -?" whispered Professor McGonagall. </text:p>
          </table:table-cell>
        </table:table-row>
        <table:table-row table:style-name="Table7.1">
          <table:table-cell table:style-name="Table7.A1" table:number-columns-spanned="2" office:value-type="string">
            <text:p text:style-name="P29">”Εστιν, ἦ δ’ ὅς. τὴν γὰρ τούτου τοῦ τραύματος οὐλὴν ε<text:span text:style-name="T41">ἰ</text:span>ς ἀεὶ ἕξει.</text:p>
          </table:table-cell>
          <table:covered-table-cell/>
          <table:table-cell table:style-name="Table7.A1" office:value-type="string">
            <text:p text:style-name="P29">"Yes," said Dumbledore. "He'll have that scar forever." </text:p>
          </table:table-cell>
        </table:table-row>
        <table:table-row table:style-name="Table7.1">
          <table:table-cell table:style-name="Table7.A1" table:number-columns-spanned="2" office:value-type="string">
            <text:p text:style-name="P29">Οὔκουν σὺ δύνασαι ιάτρεῦσαί τι,</text:p>
          </table:table-cell>
          <table:covered-table-cell/>
          <table:table-cell table:style-name="Table7.A1" office:value-type="string">
            <text:p text:style-name="P29">"Couldn't you do something about it, Dumbledore?" </text:p>
          </table:table-cell>
        </table:table-row>
        <table:table-row table:style-name="Table7.1">
          <table:table-cell table:style-name="Table7.A1" table:number-columns-spanned="2" office:value-type="string">
            <text:p text:style-name="P31">ὁ δ’ Εἴ γε δυναίμην, ἔφη, οὐκ ἂν ἐθέλοιμι.</text:p>
          </table:table-cell>
          <table:covered-table-cell/>
          <table:table-cell table:style-name="Table7.A1" office:value-type="string">
            <text:p text:style-name="P29"><text:span text:style-name="T33">And he said, “</text:span>Even if I could, I would <text:span text:style-name="T33">not be willing</text:span>.”</text:p>
          </table:table-cell>
        </table:table-row>
        <table:table-row table:style-name="Table7.1">
          <table:table-cell table:style-name="Table7.A1" table:number-columns-spanned="2" office:value-type="string">
            <text:p text:style-name="P31">χρήσιμον γάρ τι χρῆμα ἄλλοις τ’ οὐλὴ ἐγένετο, καὶ ἔμοιγε αὐτίκα ἡ ὑπὲρ τοῦ γόνατος τοῦ ἀριστεροῦ, ὡς γεωγραφοῦσα τὰ τοῦ Μετρὸ τοῦ Λονδίνου.</text:p>
          </table:table-cell>
          <table:covered-table-cell/>
          <table:table-cell table:style-name="Table7.A1" office:value-type="string">
            <text:p text:style-name="P31"><text:span text:style-name="T33">For a scrar becomes a wonderous use for other things, even to me the one above my left knee being for the sake of maping out the affairs of the london metro</text:span>.</text:p>
          </table:table-cell>
        </table:table-row>
        <table:table-row table:style-name="Table7.1">
          <table:table-cell table:style-name="Table7.A1" table:number-columns-spanned="2" office:value-type="string">
            <text:p text:style-name="P30">Παραδός τοίνυν τὸν παῖδ’, ὦ Ἀγρίωδες, ἵν’ ἀπεργασῶμεθα τοῦργον.</text:p>
          </table:table-cell>
          <table:covered-table-cell/>
          <table:table-cell table:style-name="Table7.A1" office:value-type="string">
            <text:p text:style-name="P30"><text:span text:style-name="T33">Therefore, hand over the child</text:span>, <text:span text:style-name="T33">Oh </text:span>Hagrid <text:span text:style-name="T33">so that we complete the work</text:span>.</text:p>
          </table:table-cell>
        </table:table-row>
        <table:table-row table:style-name="Table7.1">
          <table:table-cell table:style-name="Table7.A1" table:number-columns-spanned="2" office:value-type="string">
            <text:p text:style-name="P29">ἐν δ ’ ἀγκάλαις λαβὼν αὐτὸν ἐστρέψατο πρὸς τὴν τῶν Δουρσλείων οἰκίαν.</text:p>
          </table:table-cell>
          <table:covered-table-cell/>
          <table:table-cell table:style-name="Table7.A1" office:value-type="string">
            <text:p text:style-name="P29">Dumbledore took Harry in his arms and turned toward the Dursleys' house. </text:p>
          </table:table-cell>
        </table:table-row>
        <table:table-row table:style-name="Table7.1">
          <table:table-cell table:style-name="Table7.A1" table:number-columns-spanned="2" office:value-type="string">
            <text:p text:style-name="P29">ἐκεῖνος δ’ Ἦ χαίρειν, ἔφη, ε”ξεστί μοι λέγειν αὐτῷ, κατακύψας οὖν καὶ φιλήματα δοὺς αὐτῷ πολλὰ κεκνησμένῳ ὡς ε’ὀικε διὰ τὸ λάσιον, μέγα δὴ ἐκνυζεῖτο ὥσπερ σκύλαξ τις τετραυματισμένος.</text:p>
          </table:table-cell>
          <table:covered-table-cell/>
          <table:table-cell table:style-name="Table7.A1" office:value-type="string">
            <text:p text:style-name="P29">"Could I -- could I say good-bye to him, sir?" asked Hagrid. He bent his great, shaggy head over Harry and gave him what must have been a very scratchy, whiskery kiss. Then, suddenly, Hagrid let out a howl like a wounded dog. </text:p>
          </table:table-cell>
        </table:table-row>
        <table:table-row table:style-name="Table7.1">
          <table:table-cell table:style-name="Table7.A1" table:number-columns-spanned="2" office:value-type="string">
            <text:p text:style-name="P29">Σίγα, ἔφη ὁ Διμπλόδωρος, εὐφήμει’ ὅπως μὴ σύ τούς Μυγάλους ἐξεγερεῖς.</text:p>
          </table:table-cell>
          <table:covered-table-cell/>
          <table:table-cell table:style-name="Table7.A1" office:value-type="string">
            <text:p text:style-name="P34"><text:span text:style-name="T33">Quiet, said </text:span><text:span text:style-name="T34">Dumbledore</text:span>, <text:span text:style-name="T33">keep noble silence so that you not</text:span> wake <text:span text:style-name="T33">up</text:span> the Muggles!" </text:p>
          </table:table-cell>
        </table:table-row>
        <table:table-row table:style-name="Table7.1">
          <table:table-cell table:style-name="Table7.A1" table:number-columns-spanned="2" office:value-type="string">
            <text:p text:style-name="P29">οὗτος δέ ῥινόμακτρον λαβών - κατάστικτον δ’ ἦν καὶ οὕτω μέγα ὥστε κρύψαι τὸ πρόσωπον - πόλλ’ 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able:table-cell>
          <table:covered-table-cell/>
          <table:table-cell table:style-name="Table7.A1" office:value-type="string">
            <text:p text:style-name="P29">"S-s-sorry," sobbed Hagrid, taking out a large, spotted handkerchief and burying his face in it. "But I c-c-can't stand it -- Lily an' James dead -- an' poor little Harry off ter live with Muggles -" </text:p>
          </table:table-cell>
        </table:table-row>
        <text:soft-page-break/>
        <table:table-row table:style-name="Table7.1">
          <table:table-cell table:style-name="Table7.A1" table:number-columns-spanned="2" office:value-type="string">
            <text:p text:style-name="P30">ἡ δέ Μαγονωγαλέα ψιθυρίζουσα Δυστυχοῦμεν μὲν γάρ, ἔφη, κινδυνεύσομεν δέ εὑρεθῆναι μὴ σοῦ γε ἡσύχως ἔχοντος. </text:p>
            <text:p text:style-name="P30"/>
            <text:p text:style-name="P30">καὶ ἠρέμα ἅπτεται τῆς χειρός, οὐ μὲν δὴ ἑκουσίως, εὐμενῶς δ’ ὅμως.</text:p>
          </table:table-cell>
          <table:covered-table-cell/>
          <table:table-cell table:style-name="Table7.A1" office:value-type="string">
            <text:p text:style-name="P29">"Yes, yes, it's all very sad, but get a grip on yourself, Hagrid, or we'll be found," Professor McGonagall whispered, patting Hagrid gingerly on the arm as Dumbledore stepped over the low garden wall and walked to the front door. </text:p>
          </table:table-cell>
        </table:table-row>
        <table:table-row table:style-name="Table7.1">
          <table:table-cell table:style-name="Table7.A1" table:number-columns-spanned="2" office:value-type="string">
            <text:p text:style-name="P32">ὁ δέ Διμπλόδωρος ἅμα τὴν αἱμασιὰν ὑπερβάς - οὐ γὰρ ὑψηλὴ ἦν - καὶ ἐπὶ τὰς θύρας βαδίσας, τὸν παῖδα παρὰ τοῖν σταθμοῖν πράως κατέθηκεν. </text:p>
            <text:p text:style-name="P32"/>
            <text:p text:style-name="P32"/>
          </table:table-cell>
          <table:covered-table-cell/>
          <table:table-cell table:style-name="Table7.A1" office:value-type="string">
            <text:p text:style-name="P33">And Dumbledorfe at the same time stepping over the wall of stones, for it was not hall, and walking to the doors, he gently placed the child between the two posts.</text:p>
            <text:p text:style-name="P32"/>
            <text:p text:style-name="P32"><text:span text:style-name="T35"><text:s/></text:span>He laid Harry gently on the doorstep, took a letter out of his cloak, tucked it inside Harry's blankets, and then came back to the other two. </text:p>
          </table:table-cell>
        </table:table-row>
        <table:table-row table:style-name="Table7.1">
          <table:table-cell table:style-name="Table7.A1" table:number-columns-spanned="2" office:value-type="string">
            <text:p text:style-name="P32">ἐπιστολὴν δ’ ἐκ χλαίνης λαβὼν καὶ ἐν μέσοις τοῖς σπαργάνοις κρύψας, ἐπανῆλθε πρὸς ἐκείνους.</text:p>
          </table:table-cell>
          <table:covered-table-cell/>
          <table:table-cell table:style-name="Table7.A1" office:value-type="string">
            <text:p text:style-name="P33">And taking a letter from a cloak and hiding it in the middle of the swaddlings, he returned to them.</text:p>
          </table:table-cell>
        </table:table-row>
        <table:table-row table:style-name="Table7.1">
          <table:table-cell table:style-name="Table7.A1" table:number-columns-spanned="2" office:value-type="string">
            <text:p text:style-name="P32">καὶ διὰ χρόνου ὀλίγου ἔμειναν οἱ τριτταῖοι βλέποντες πρὸς τὸ ἐν σπαργάνοις συγκεκλῃμένον καὶ μόνον οὐ δακρύοντες. </text:p>
          </table:table-cell>
          <table:covered-table-cell/>
          <table:table-cell table:style-name="Table7.A1" office:value-type="string">
            <text:p text:style-name="P32">For a full minute the three of them stood and looked at the little bundle; Hagrid's shoulders shook, Professor McGonagall blinked furiously, and the twinkling light that usually shone from Dumbledore's eyes seemed to have gone out. </text:p>
          </table:table-cell>
        </table:table-row>
        <table:table-row table:style-name="Table7.1">
          <table:table-cell table:style-name="Table7.A1" table:number-columns-spanned="2" office:value-type="string">
            <text:p text:style-name="P30">τοῦ δὲ Διμπλοδώρου τὸ ἀπ’ ὀφθαλμῶν στιλπνὸν οὐκέτ’ ἂν εἶδες.</text:p>
          </table:table-cell>
          <table:covered-table-cell/>
          <table:table-cell table:style-name="Table7.A1" office:value-type="string">
            <text:p text:style-name="P29"/>
          </table:table-cell>
        </table:table-row>
        <table:table-row table:style-name="Table7.1">
          <table:table-cell table:style-name="Table7.A1" table:number-columns-spanned="2" office:value-type="string">
            <text:p text:style-name="P35">τέλος δέ οὗτος Τοιαῦτα μὲν δὴ ταῦτα, ἔφη. περιμεῖναι μὲν οὖν οὐ δεῖ ἡμᾶς, ἑορτάζειν δέ μετὰ τῶν ἄλλων.</text:p>
          </table:table-cell>
          <table:covered-table-cell/>
          <table:table-cell table:style-name="Table7.A1" office:value-type="string">
            <text:p text:style-name="P29">"Well," said Dumbledore finally, "that's that. We've no business staying here. We may as well go and join the celebrations." "</text:p>
          </table:table-cell>
        </table:table-row>
        <table:table-row table:style-name="Table7.1">
          <table:table-cell table:style-name="Table7.A1" table:number-columns-spanned="2" office:value-type="string">
            <text:p text:style-name="P35">Ἁγριώδης δέ, Πάνυ γε, ἔφη ε”τι καὶ ὀλίγου δέων δακρῦσαι, πᾶσ’ ἀνάγκη γάρ μοι τὸν δίκυκλον ἀποδοῦναι, διὸ χαίρειν ὑμῖν λέγω, ὦ Διμπλόδωρε καὶ Μαγονωγαλέα.</text:p>
          </table:table-cell>
          <table:covered-table-cell/>
          <table:table-cell table:style-name="Table7.A1" office:value-type="string">
            <text:p text:style-name="P35">Yeah," said Hagrid in a very muffled voice, "I'll be takin' Sirius his bike back. G'night, Professor McGonagall -- Professor Dumbledore, sir." </text:p>
          </table:table-cell>
        </table:table-row>
        <table:table-row table:style-name="Table7.1">
          <table:table-cell table:style-name="Table7.A1" table:number-columns-spanned="2" office:value-type="string">
            <text:p text:style-name="P35">καὶ δάκρυα ἀπομόρξας τῇ χειρίδι, ἀναβὰς δ’ ἐπὶ τὴν μηχάνην, εἰς κίνησιν ἔβαλε κατὰ δύναμιν τοσαύτην ὥστ’ εὐθὺς διὰ σκότον μετεωρίσαι ἀεροδόνητον.</text:p>
          </table:table-cell>
          <table:covered-table-cell/>
          <table:table-cell table:style-name="Table7.A1" office:value-type="string">
            <text:p text:style-name="P29">Wiping his streaming eyes on his jacket sleeve, Hagrid swung himself onto the motorcycle and kicked the engine into life; with a roar it rose into the air and off into the night. </text:p>
          </table:table-cell>
        </table:table-row>
        <text:soft-page-break/>
        <table:table-row table:style-name="Table7.1">
          <table:table-cell table:style-name="Table7.A1" table:number-columns-spanned="2" office:value-type="string">
            <text:p text:style-name="P35">Διμπλόδωρος δ’ Ἀλλ’ ὄψομαι σέ, ὦ σοφίστρια, ἔφη νεύσας, οὐ διὰ μακροῦ. ἡ δὲ ἐναντίον οὐδὲν ἄλλο ἦ ἀπεμύξατό τι.</text:p>
          </table:table-cell>
          <table:covered-table-cell/>
          <table:table-cell table:style-name="Table7.A1" office:value-type="string">
            <text:p text:style-name="P29">"I shall see you soon, I expect, Professor McGonagall," said Dumbledore, nodding to her. Professor McGonagall blew her nose in reply. </text:p>
          </table:table-cell>
        </table:table-row>
        <table:table-row table:style-name="Table7.1">
          <table:table-cell table:style-name="Table7.A1" table:number-columns-spanned="2" office:value-type="string">
            <text:p text:style-name="P29">12 ΑΡΕΙΟΣ <text:span text:style-name="T2">Π</text:span><text:span text:style-name="T26">Ο</text:span><text:span text:style-name="T2">ΤΗΡ</text:span></text:p>
          </table:table-cell>
          <table:covered-table-cell/>
          <table:table-cell table:style-name="Table7.A1" office:value-type="string">
            <text:p text:style-name="P29"/>
          </table:table-cell>
        </table:table-row>
        <table:table-row table:style-name="Table7.1">
          <table:table-cell table:style-name="Table7.A1" table:number-columns-spanned="2" office:value-type="string">
            <text:p text:style-name="P35">οὗτος δέ στρεψάμενος ἀνὰ τὴν ὁδὸν ἐπανῆλθεν. ἑστηκὼς δέ τὸ ἀργυροῦν τὸ σβεντήριον εἰρημένον αὖθις λαβὼν ἀνέῳξε. </text:p>
          </table:table-cell>
          <table:covered-table-cell/>
          <table:table-cell table:style-name="Table7.A1" office:value-type="string">
            <text:p text:style-name="P29">Dumbledore turned and walked back down the street. On the corner he stopped and took out the silver Put-Outer. </text:p>
          </table:table-cell>
        </table:table-row>
        <table:table-row table:style-name="Table7.1">
          <table:table-cell table:style-name="Table7.A1" table:number-columns-spanned="2" office:value-type="string">
            <text:p text:style-name="P30">καί εὐθὺς ἂν εἶδες φῶς πρὸς τούς λυχνεῶνας τοὺς δώδεκα κατὰ μέρος ᾅττειν καὶ ἅμα ψοφεῖν τι, ὥσπερ δώδεκα ἀνασκοπῶν σφαίρας μικρὰς καί λαμπροτάτας. </text:p>
          </table:table-cell>
          <table:covered-table-cell/>
          <table:table-cell table:style-name="Table7.A1" office:value-type="string">
            <text:p text:style-name="P35">He clicked it once, and twelve balls of light sped back to their street lamps so that Privet Drive glowed suddenly orange and he could make out a tabby cat slinking around the corner at the other end of the street. </text:p>
          </table:table-cell>
        </table:table-row>
        <table:table-row table:style-name="Table7.1">
          <table:table-cell table:style-name="Table7.A1" table:number-columns-spanned="2" office:value-type="string">
            <text:p text:style-name="P30">τοῦ δέ χωρίου διαφωτισθέντος καὶ φλεγομένῳ ἐοικότος, εἰκάσαι μὲν ἣν μόλις αἴλουρον πόρρω τῆς ὁδοῦ λάθρᾳ προβαίνοντα. </text:p>
          </table:table-cell>
          <table:covered-table-cell/>
          <table:table-cell table:style-name="Table7.A1" office:value-type="string">
            <text:p text:style-name="P30"/>
          </table:table-cell>
        </table:table-row>
        <table:table-row table:style-name="Table7.1">
          <table:table-cell table:style-name="Table7.A1" table:number-columns-spanned="2" office:value-type="string">
            <text:p text:style-name="P30">οὐδ’ ε”λαθεν αὐτὸν τὰ σπάργανα τὰ ἐκεῖ παρὰ τοῖν τῆς τετάρτης οἰκίας σταθμοῖν, Εὐδαιμονοίης, ὦ Ἅρειε, ἔφη καῖ τὴν χλαῖναν περιβαλόμενος ἠφανίσθη.</text:p>
          </table:table-cell>
          <table:covered-table-cell/>
          <table:table-cell table:style-name="Table7.A1" office:value-type="string">
            <text:p text:style-name="P30">He could just see the bundle of blankets on the step of number four. "Good luck, Harry," he murmured. He turned on his heel and with a swish of his cloak, he was gone.</text:p>
          </table:table-cell>
        </table:table-row>
        <table:table-row table:style-name="Table7.1">
          <table:table-cell table:style-name="Table7.A1" table:number-columns-spanned="2" office:value-type="string">
            <text:p text:style-name="P29">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ε”νθαδε οἰκοῦσιν. τῶν δὴ ἐπιχωρίων λίαν πρὸς τὴν εὐκοσμίαν διακειμένων, ἀνελπιστότατον νομίζοις ἂν ἐν τοιούτῳ γε χωρίῳ τοῦ παραδόξου ὁτιοῦν γενέσθαι.</text:p>
          </table:table-cell>
          <table:covered-table-cell/>
          <table:table-cell table:style-name="Table7.A1" office:value-type="string">
            <text:p text:style-name="P30">A breeze ruffled the neat hedges of Privet Drive, which lay silent and tidy under the inky sky, the very last place you would expect astonishing things to happen. </text:p>
          </table:table-cell>
        </table:table-row>
        <table:table-row table:style-name="Table7.1">
          <table:table-cell table:style-name="Table7.A1" table:number-columns-spanned="2" office:value-type="string">
            <text:p text:style-name="P30">ὁ δ’ ’Ἁρειος Ποτὴρ ἐν τοῖς σπαργάνοις κεκαλυμμένος στρέφεται μέν, ἐγείρεται δ’ οὕ.</text:p>
          </table:table-cell>
          <table:covered-table-cell/>
          <table:table-cell table:style-name="Table7.A1" office:value-type="string">
            <text:p text:style-name="P30">Harry Potter rolled over inside his blankets without waking up. </text:p>
          </table:table-cell>
        </table:table-row>
        <table:table-row table:style-name="Table7.1">
          <table:table-cell table:style-name="Table7.A1" table:number-columns-spanned="2" office:value-type="string">
            <text:p text:style-name="P30">τῆς δ’ ἐπιστολῆς ἐχόμενος τῇ δεξιᾷ καθεύδει, οὐδέν συνειδὼς ἑαυτῷ ἐξαίρετός τ’ ὥν, καὶ μέλλων δι’ ὀλίγου ἐγερθήσεσθαι ὑπὸ τῆς Δουρσλείας, τὰς θύρας ἀνοιξάσης ἵνα ἐκθῇ τὰ πρὸς γάλα ληκύθια καὶ πόλλ’ ἀναβοησάσης.</text:p>
          </table:table-cell>
          <table:covered-table-cell/>
          <table:table-cell table:style-name="Table7.A1" office:value-type="string">
            <text:p text:style-name="P30">One small hand closed on the letter beside him and he slept on, not knowing he was special, not knowing he was famous, not knowing he would be woken in a few hours' time by Mrs. Dursley's scream as she opened the front door to put out the milk bottles, </text:p>
          </table:table-cell>
        </table:table-row>
        <text:soft-page-break/>
        <table:table-row table:style-name="Table7.1">
          <table:table-cell table:style-name="Table7.A1" table:number-columns-spanned="2" office:value-type="string">
            <text:p text:style-name="P29">ἀλλ’ οὐκ οἶδε τὸνἀνεψιὸν Δούδλιον τρεῖς κατὰ μῆνας μέλλοντα αὐτὸν λυπήσειν τε καὶ αἰκίσεσθαι, οὐδ’ ἦν αὐτῷ εἰδέναι ὅτι πολλοὶ τότ’ ἥδη λάθρᾳ συγ-γενόμενοι προῦπινον τῷ Ἁρείῳ Ποτῆρι τῴ παιδὶ τῷ ἐπιβιόντι.</text:p>
          </table:table-cell>
          <table:covered-table-cell/>
          <table:table-cell table:style-name="Table7.A1" office:value-type="string">
            <text:p text:style-name="P30">nor that he would spend the next few weeks being prodded and pinched by his cousin Dudley... He couldn't know that at this very moment, people meeting in secret all over the country were holding up their glasses and saying in hushed voices: "To Harry Potter -- the boy who lived!" </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3:47.220000000</meta:creation-date>
    <meta:generator>LibreOffice/7.1.5.2$Windows_X86_64 LibreOffice_project/85f04e9f809797b8199d13c421bd8a2b025d52b5</meta:generator>
    <dc:date>2024-07-01T23:51:31.361000000</dc:date>
    <meta:editing-duration>PT27M47S</meta:editing-duration>
    <meta:editing-cycles>11</meta:editing-cycles>
    <meta:document-statistic meta:table-count="1" meta:image-count="0" meta:object-count="0" meta:page-count="20" meta:paragraph-count="392" meta:word-count="9000" meta:character-count="52248" meta:non-whitespace-character-count="43499"/>
  </office:meta>
</office:document-meta>
</file>